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18.098cm" table:align="left"/>
    </style:style>
    <style:style style:name="Table5.A" style:family="table-column">
      <style:table-column-properties style:column-width="2.085cm"/>
    </style:style>
    <style:style style:name="Table5.B" style:family="table-column">
      <style:table-column-properties style:column-width="16.013cm"/>
    </style:style>
    <style:style style:name="Table5.A1" style:family="table-cell">
      <style:table-cell-properties style:vertical-align="middle" fo:padding="0.049cm" fo:border="none"/>
    </style:style>
    <style:style style:name="Table4" style:family="table">
      <style:table-properties style:width="18.098cm" table:align="left"/>
    </style:style>
    <style:style style:name="Table4.A" style:family="table-column">
      <style:table-column-properties style:column-width="2.577cm"/>
    </style:style>
    <style:style style:name="Table4.B" style:family="table-column">
      <style:table-column-properties style:column-width="15.52cm"/>
    </style:style>
    <style:style style:name="Table4.A1" style:family="table-cell">
      <style:table-cell-properties style:vertical-align="middle" fo:padding="0.049cm" fo:border="none"/>
    </style:style>
    <style:style style:name="Table1" style:family="table">
      <style:table-properties style:width="7.996cm" table:align="left"/>
    </style:style>
    <style:style style:name="Table1.A" style:family="table-column">
      <style:table-column-properties style:column-width="1.914cm"/>
    </style:style>
    <style:style style:name="Table1.B" style:family="table-column">
      <style:table-column-properties style:column-width="6.082cm"/>
    </style:style>
    <style:style style:name="Table1.A1" style:family="table-cell">
      <style:table-cell-properties style:vertical-align="middle" fo:padding="0.049cm" fo:border="none"/>
    </style:style>
    <style:style style:name="Table3" style:family="table">
      <style:table-properties style:width="18.098cm" table:align="left"/>
    </style:style>
    <style:style style:name="Table3.A" style:family="table-column">
      <style:table-column-properties style:column-width="5.048cm"/>
    </style:style>
    <style:style style:name="Table3.B" style:family="table-column">
      <style:table-column-properties style:column-width="13.049cm"/>
    </style:style>
    <style:style style:name="Table3.A1" style:family="table-cell">
      <style:table-cell-properties style:vertical-align="middle" fo:padding="0.049cm" fo:border="none"/>
    </style:style>
    <style:style style:name="Table7" style:family="table">
      <style:table-properties style:width="10.171cm" table:align="left"/>
    </style:style>
    <style:style style:name="Table7.A" style:family="table-column">
      <style:table-column-properties style:column-width="2.611cm"/>
    </style:style>
    <style:style style:name="Table7.B" style:family="table-column">
      <style:table-column-properties style:column-width="7.56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4.709cm" table:align="left"/>
    </style:style>
    <style:style style:name="Table8.A" style:family="table-column">
      <style:table-column-properties style:column-width="5.225cm"/>
    </style:style>
    <style:style style:name="Table8.B" style:family="table-column">
      <style:table-column-properties style:column-width="9.484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9.544cm" table:align="left"/>
    </style:style>
    <style:style style:name="Table9.A" style:family="table-column">
      <style:table-column-properties style:column-width="2.111cm"/>
    </style:style>
    <style:style style:name="Table9.B" style:family="table-column">
      <style:table-column-properties style:column-width="7.433cm"/>
    </style:style>
    <style:style style:name="Table9.A1" style:family="table-cell">
      <style:table-cell-properties style:vertical-align="middle" fo:padding="0.049cm" fo:border="none"/>
    </style:style>
    <style:style style:name="Table2" style:family="table">
      <style:table-properties style:width="17.6cm" table:align="left"/>
    </style:style>
    <style:style style:name="Table2.A" style:family="table-column">
      <style:table-column-properties style:column-width="5.279cm"/>
    </style:style>
    <style:style style:name="Table2.B" style:family="table-column">
      <style:table-column-properties style:column-width="12.321cm"/>
    </style:style>
    <style:style style:name="Table2.A1" style:family="table-cell">
      <style:table-cell-properties style:vertical-align="middle" fo:padding="0.049cm" fo:border="none"/>
    </style:style>
    <style:style style:name="Table6" style:family="table">
      <style:table-properties style:width="18.098cm" table:align="left"/>
    </style:style>
    <style:style style:name="Table6.A" style:family="table-column">
      <style:table-column-properties style:column-width="3.858cm"/>
    </style:style>
    <style:style style:name="Table6.B" style:family="table-column">
      <style:table-column-properties style:column-width="14.24cm"/>
    </style:style>
    <style:style style:name="Table6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weight="bold" officeooo:rsid="001488b3" officeooo:paragraph-rsid="001ded24" style:font-weight-asian="bold" style:font-weight-complex="bold"/>
    </style:style>
    <style:style style:name="P2" style:family="paragraph" style:parent-style-name="Standard">
      <style:text-properties fo:font-weight="bold" officeooo:rsid="001a2868" officeooo:paragraph-rsid="001a2868" style:font-weight-asian="bold" style:font-weight-complex="bold"/>
    </style:style>
    <style:style style:name="P3" style:family="paragraph" style:parent-style-name="Standard">
      <style:text-properties fo:font-weight="bold" officeooo:paragraph-rsid="00133b85" style:font-weight-asian="bold" style:font-weight-complex="bold"/>
    </style:style>
    <style:style style:name="P4" style:family="paragraph" style:parent-style-name="Standard">
      <style:text-properties fo:font-weight="bold" officeooo:paragraph-rsid="00268404" style:font-weight-asian="bold" style:font-weight-complex="bold"/>
    </style:style>
    <style:style style:name="P5" style:family="paragraph" style:parent-style-name="Standard">
      <style:text-properties fo:font-weight="bold" officeooo:rsid="002d90de" officeooo:paragraph-rsid="002d90de" style:font-weight-asian="bold" style:font-weight-complex="bold"/>
    </style:style>
    <style:style style:name="P6" style:family="paragraph" style:parent-style-name="Standard">
      <style:text-properties fo:font-weight="bold" officeooo:rsid="0018233d" officeooo:paragraph-rsid="0018233d" style:font-weight-asian="bold" style:font-weight-complex="bold"/>
    </style:style>
    <style:style style:name="P7" style:family="paragraph" style:parent-style-name="Standard">
      <style:text-properties fo:font-weight="bold" officeooo:rsid="005bf96b" officeooo:paragraph-rsid="005bf96b" style:font-weight-asian="bold" style:font-weight-complex="bold"/>
    </style:style>
    <style:style style:name="P8" style:family="paragraph" style:parent-style-name="Standard">
      <style:text-properties fo:font-weight="bold" officeooo:rsid="005ea976" officeooo:paragraph-rsid="005ea976" style:font-weight-asian="bold" style:font-weight-complex="bold"/>
    </style:style>
    <style:style style:name="P9" style:family="paragraph" style:parent-style-name="Standard">
      <style:text-properties fo:font-weight="bold" officeooo:rsid="006d08e4" officeooo:paragraph-rsid="006d08e4" style:font-weight-asian="bold" style:font-weight-complex="bold"/>
    </style:style>
    <style:style style:name="P10" style:family="paragraph" style:parent-style-name="Standard">
      <style:text-properties fo:font-weight="bold" officeooo:paragraph-rsid="001ded24" style:font-weight-asian="bold" style:font-weight-complex="bold"/>
    </style:style>
    <style:style style:name="P11" style:family="paragraph" style:parent-style-name="Standard">
      <style:text-properties fo:font-weight="bold" officeooo:rsid="008005cf" officeooo:paragraph-rsid="008005cf" style:font-weight-asian="bold" style:font-weight-complex="bold"/>
    </style:style>
    <style:style style:name="P12" style:family="paragraph" style:parent-style-name="Standard">
      <style:text-properties fo:font-weight="bold" officeooo:rsid="008402a4" officeooo:paragraph-rsid="008402a4" style:font-weight-asian="bold" style:font-weight-complex="bold"/>
    </style:style>
    <style:style style:name="P13" style:family="paragraph" style:parent-style-name="Standard">
      <style:text-properties officeooo:paragraph-rsid="000ff69e"/>
    </style:style>
    <style:style style:name="P14" style:family="paragraph" style:parent-style-name="Standard">
      <style:text-properties officeooo:paragraph-rsid="0011454d"/>
    </style:style>
    <style:style style:name="P15" style:family="paragraph" style:parent-style-name="Standard">
      <style:text-properties officeooo:paragraph-rsid="00133b85"/>
    </style:style>
    <style:style style:name="P16" style:family="paragraph" style:parent-style-name="Standard">
      <style:text-properties officeooo:paragraph-rsid="0013cac6"/>
    </style:style>
    <style:style style:name="P17" style:family="paragraph" style:parent-style-name="Standard">
      <style:text-properties officeooo:rsid="0018233d" officeooo:paragraph-rsid="0018233d"/>
    </style:style>
    <style:style style:name="P18" style:family="paragraph" style:parent-style-name="Standard">
      <style:text-properties officeooo:paragraph-rsid="001c003e"/>
    </style:style>
    <style:style style:name="P19" style:family="paragraph" style:parent-style-name="Standard">
      <style:text-properties officeooo:paragraph-rsid="001ded24"/>
    </style:style>
    <style:style style:name="P20" style:family="paragraph" style:parent-style-name="Standard">
      <style:text-properties officeooo:paragraph-rsid="001fc31b"/>
    </style:style>
    <style:style style:name="P21" style:family="paragraph" style:parent-style-name="Standard">
      <style:text-properties officeooo:paragraph-rsid="00268404"/>
    </style:style>
    <style:style style:name="P22" style:family="paragraph" style:parent-style-name="Standard">
      <style:text-properties officeooo:paragraph-rsid="0029cf47"/>
    </style:style>
    <style:style style:name="P23" style:family="paragraph" style:parent-style-name="Standard">
      <style:text-properties officeooo:paragraph-rsid="0032e3a6"/>
    </style:style>
    <style:style style:name="P24" style:family="paragraph" style:parent-style-name="Standard">
      <style:text-properties fo:font-style="italic" officeooo:rsid="0011454d" officeooo:paragraph-rsid="000ff69e" style:font-style-asian="italic" style:font-style-complex="italic"/>
    </style:style>
    <style:style style:name="P25" style:family="paragraph" style:parent-style-name="Standard">
      <style:text-properties fo:font-style="italic" officeooo:rsid="00133b85" officeooo:paragraph-rsid="00133b85" style:font-style-asian="italic" style:font-style-complex="italic"/>
    </style:style>
    <style:style style:name="P26" style:family="paragraph" style:parent-style-name="Standard">
      <style:text-properties fo:font-style="italic" officeooo:rsid="00133b85" officeooo:paragraph-rsid="0013cac6" style:font-style-asian="italic" style:font-style-complex="italic"/>
    </style:style>
    <style:style style:name="P27" style:family="paragraph" style:parent-style-name="Standard">
      <style:text-properties fo:font-style="italic" officeooo:rsid="0013cac6" officeooo:paragraph-rsid="0013cac6" style:font-style-asian="italic" style:font-style-complex="italic"/>
    </style:style>
    <style:style style:name="P28" style:family="paragraph" style:parent-style-name="Standard">
      <style:text-properties fo:font-style="italic" officeooo:rsid="0013cac6" officeooo:paragraph-rsid="00163b9f" style:font-style-asian="italic" style:font-style-complex="italic"/>
    </style:style>
    <style:style style:name="P29" style:family="paragraph" style:parent-style-name="Standard">
      <style:text-properties fo:font-style="italic" officeooo:rsid="002896d7" officeooo:paragraph-rsid="0013cac6" style:font-style-asian="italic" style:font-style-complex="italic"/>
    </style:style>
    <style:style style:name="P30" style:family="paragraph" style:parent-style-name="Standard">
      <style:text-properties fo:font-style="italic" officeooo:rsid="0029cf47" officeooo:paragraph-rsid="0013cac6" style:font-style-asian="italic" style:font-style-complex="italic"/>
    </style:style>
    <style:style style:name="P31" style:family="paragraph" style:parent-style-name="Standard">
      <style:text-properties fo:font-style="italic" officeooo:rsid="00163b9f" officeooo:paragraph-rsid="0013cac6" style:font-style-asian="italic" style:font-style-complex="italic"/>
    </style:style>
    <style:style style:name="P32" style:family="paragraph" style:parent-style-name="Standard">
      <style:text-properties fo:font-style="italic" officeooo:rsid="002e7842" officeooo:paragraph-rsid="0013cac6" style:font-style-asian="italic" style:font-style-complex="italic"/>
    </style:style>
    <style:style style:name="P33" style:family="paragraph" style:parent-style-name="Standard">
      <style:text-properties fo:font-style="italic" officeooo:rsid="002f9243" officeooo:paragraph-rsid="0013cac6" style:font-style-asian="italic" style:font-style-complex="italic"/>
    </style:style>
    <style:style style:name="P34" style:family="paragraph" style:parent-style-name="Standard">
      <style:text-properties fo:font-style="italic" officeooo:paragraph-rsid="0011454d" style:font-style-asian="italic" style:font-style-complex="italic"/>
    </style:style>
    <style:style style:name="P35" style:family="paragraph" style:parent-style-name="Standard">
      <style:text-properties fo:font-style="italic" fo:font-weight="bold" officeooo:rsid="00268404" officeooo:paragraph-rsid="00133b85" style:font-style-asian="italic" style:font-weight-asian="bold" style:font-style-complex="italic" style:font-weight-complex="bold"/>
    </style:style>
    <style:style style:name="P36" style:family="paragraph" style:parent-style-name="Standard">
      <style:text-properties fo:font-style="italic" fo:font-weight="bold" officeooo:rsid="002896d7" officeooo:paragraph-rsid="0013cac6" style:font-style-asian="italic" style:font-weight-asian="bold" style:font-style-complex="italic" style:font-weight-complex="bold"/>
    </style:style>
    <style:style style:name="P37" style:family="paragraph" style:parent-style-name="Standard">
      <style:text-properties fo:font-style="italic" fo:font-weight="bold" officeooo:rsid="0013cac6" officeooo:paragraph-rsid="0013cac6" style:font-style-asian="italic" style:font-weight-asian="bold" style:font-style-complex="italic" style:font-weight-complex="bold"/>
    </style:style>
    <style:style style:name="P38" style:family="paragraph" style:parent-style-name="Standard">
      <style:text-properties fo:font-style="italic" fo:font-weight="bold" officeooo:rsid="001c003e" officeooo:paragraph-rsid="001c003e" style:font-style-asian="italic" style:font-weight-asian="bold" style:font-style-complex="italic" style:font-weight-complex="bold"/>
    </style:style>
    <style:style style:name="P39" style:family="paragraph" style:parent-style-name="Standard">
      <style:text-properties fo:font-style="italic" fo:font-weight="bold" officeooo:rsid="004bfbf9" officeooo:paragraph-rsid="004bfbf9" style:font-style-asian="italic" style:font-weight-asian="bold" style:font-style-complex="italic" style:font-weight-complex="bold"/>
    </style:style>
    <style:style style:name="P40" style:family="paragraph" style:parent-style-name="Standard">
      <style:text-properties fo:font-style="italic" fo:font-weight="bold" officeooo:rsid="002874c5" officeooo:paragraph-rsid="0013cac6" style:font-style-asian="italic" style:font-weight-asian="bold" style:font-style-complex="italic" style:font-weight-complex="bold"/>
    </style:style>
    <style:style style:name="P41" style:family="paragraph" style:parent-style-name="Standard">
      <style:text-properties fo:font-style="italic" fo:font-weight="bold" officeooo:rsid="003e9888" officeooo:paragraph-rsid="0013cac6" style:font-style-asian="italic" style:font-weight-asian="bold" style:font-style-complex="italic" style:font-weight-complex="bold"/>
    </style:style>
    <style:style style:name="P42" style:family="paragraph" style:parent-style-name="Standard">
      <style:text-properties fo:font-style="italic" fo:font-weight="bold" officeooo:rsid="00589aeb" officeooo:paragraph-rsid="00589aeb" style:font-style-asian="italic" style:font-weight-asian="bold" style:font-style-complex="italic" style:font-weight-complex="bold"/>
    </style:style>
    <style:style style:name="P43" style:family="paragraph" style:parent-style-name="Standard">
      <style:text-properties fo:font-style="italic" fo:font-weight="bold" officeooo:rsid="005a5710" officeooo:paragraph-rsid="005a5710" style:font-style-asian="italic" style:font-weight-asian="bold" style:font-style-complex="italic" style:font-weight-complex="bold"/>
    </style:style>
    <style:style style:name="P44" style:family="paragraph" style:parent-style-name="Standard">
      <style:text-properties fo:font-style="italic" fo:font-weight="bold" officeooo:rsid="0044390a" officeooo:paragraph-rsid="001ded24" style:font-style-asian="italic" style:font-weight-asian="bold" style:font-style-complex="italic" style:font-weight-complex="bold"/>
    </style:style>
    <style:style style:name="P45" style:family="paragraph" style:parent-style-name="Standard">
      <style:text-properties fo:font-style="italic" fo:font-weight="bold" officeooo:rsid="004643ad" officeooo:paragraph-rsid="001ded24" style:font-style-asian="italic" style:font-weight-asian="bold" style:font-style-complex="italic" style:font-weight-complex="bold"/>
    </style:style>
    <style:style style:name="P46" style:family="paragraph" style:parent-style-name="Standard">
      <style:text-properties fo:font-style="italic" fo:font-weight="bold" officeooo:rsid="0063e99f" officeooo:paragraph-rsid="001ded24" style:font-style-asian="italic" style:font-weight-asian="bold" style:font-style-complex="italic" style:font-weight-complex="bold"/>
    </style:style>
    <style:style style:name="P47" style:family="paragraph" style:parent-style-name="Standard">
      <style:text-properties fo:font-style="italic" fo:font-weight="bold" officeooo:rsid="0047fccc" officeooo:paragraph-rsid="001ded24" style:font-style-asian="italic" style:font-weight-asian="bold" style:font-style-complex="italic" style:font-weight-complex="bold"/>
    </style:style>
    <style:style style:name="P48" style:family="paragraph" style:parent-style-name="Standard">
      <style:text-properties fo:font-style="italic" fo:font-weight="bold" officeooo:rsid="006592aa" officeooo:paragraph-rsid="0044390a" style:font-style-asian="italic" style:font-weight-asian="bold" style:font-style-complex="italic" style:font-weight-complex="bold"/>
    </style:style>
    <style:style style:name="P49" style:family="paragraph" style:parent-style-name="Standard">
      <style:text-properties fo:font-style="italic" fo:font-weight="normal" officeooo:rsid="00268404" officeooo:paragraph-rsid="00133b85" style:font-style-asian="italic" style:font-weight-asian="normal" style:font-style-complex="italic" style:font-weight-complex="normal"/>
    </style:style>
    <style:style style:name="P50" style:family="paragraph" style:parent-style-name="Standard">
      <style:text-properties fo:font-style="italic" fo:font-weight="normal" officeooo:rsid="0029cf47" officeooo:paragraph-rsid="0013cac6" style:font-style-asian="italic" style:font-weight-asian="normal" style:font-style-complex="italic" style:font-weight-complex="normal"/>
    </style:style>
    <style:style style:name="P51" style:family="paragraph" style:parent-style-name="Standard">
      <style:text-properties fo:font-style="italic" fo:font-weight="normal" officeooo:rsid="001a2868" officeooo:paragraph-rsid="001a2868" style:font-style-asian="italic" style:font-weight-asian="normal" style:font-style-complex="italic" style:font-weight-complex="normal"/>
    </style:style>
    <style:style style:name="P52" style:family="paragraph" style:parent-style-name="Standard">
      <style:text-properties fo:font-style="italic" fo:font-weight="normal" officeooo:rsid="001a2868" officeooo:paragraph-rsid="0055dc89" style:font-style-asian="italic" style:font-weight-asian="normal" style:font-style-complex="italic" style:font-weight-complex="normal"/>
    </style:style>
    <style:style style:name="P53" style:family="paragraph" style:parent-style-name="Standard">
      <style:text-properties fo:font-style="italic" fo:font-weight="normal" officeooo:rsid="002489ce" officeooo:paragraph-rsid="002489ce" style:font-style-asian="italic" style:font-weight-asian="normal" style:font-style-complex="italic" style:font-weight-complex="normal"/>
    </style:style>
    <style:style style:name="P54" style:family="paragraph" style:parent-style-name="Standard">
      <style:text-properties fo:font-style="italic" fo:font-weight="normal" officeooo:rsid="001c003e" officeooo:paragraph-rsid="001c003e" style:font-style-asian="italic" style:font-weight-asian="normal" style:font-style-complex="italic" style:font-weight-complex="normal"/>
    </style:style>
    <style:style style:name="P55" style:family="paragraph" style:parent-style-name="Standard">
      <style:text-properties fo:font-style="italic" fo:font-weight="normal" officeooo:rsid="001c003e" officeooo:paragraph-rsid="001fc31b" style:font-style-asian="italic" style:font-weight-asian="normal" style:font-style-complex="italic" style:font-weight-complex="normal"/>
    </style:style>
    <style:style style:name="P56" style:family="paragraph" style:parent-style-name="Standard">
      <style:text-properties fo:font-style="italic" fo:font-weight="normal" officeooo:rsid="00313301" officeooo:paragraph-rsid="001ded24" style:font-style-asian="italic" style:font-weight-asian="normal" style:font-style-complex="italic" style:font-weight-complex="normal"/>
    </style:style>
    <style:style style:name="P57" style:family="paragraph" style:parent-style-name="Standard">
      <style:text-properties fo:font-style="italic" fo:font-weight="normal" officeooo:rsid="0011454d" officeooo:paragraph-rsid="001ded24" style:font-style-asian="italic" style:font-weight-asian="normal" style:font-style-complex="italic" style:font-weight-complex="normal"/>
    </style:style>
    <style:style style:name="P58" style:family="paragraph" style:parent-style-name="Standard">
      <style:text-properties fo:font-style="italic" fo:font-weight="normal" officeooo:rsid="001fc31b" officeooo:paragraph-rsid="001ded24" style:font-style-asian="italic" style:font-weight-asian="normal" style:font-style-complex="italic" style:font-weight-complex="normal"/>
    </style:style>
    <style:style style:name="P59" style:family="paragraph" style:parent-style-name="Standard">
      <style:text-properties fo:font-style="italic" fo:font-weight="normal" officeooo:rsid="00217e08" officeooo:paragraph-rsid="001ded24" style:font-style-asian="italic" style:font-weight-asian="normal" style:font-style-complex="italic" style:font-weight-complex="normal"/>
    </style:style>
    <style:style style:name="P60" style:family="paragraph" style:parent-style-name="Standard">
      <style:text-properties fo:font-style="italic" fo:font-weight="normal" officeooo:rsid="00217e08" officeooo:paragraph-rsid="0044390a" style:font-style-asian="italic" style:font-weight-asian="normal" style:font-style-complex="italic" style:font-weight-complex="normal"/>
    </style:style>
    <style:style style:name="P61" style:family="paragraph" style:parent-style-name="Standard">
      <style:text-properties fo:font-style="italic" fo:font-weight="normal" officeooo:rsid="002d90de" officeooo:paragraph-rsid="002d90de" style:font-style-asian="italic" style:font-weight-asian="normal" style:font-style-complex="italic" style:font-weight-complex="normal"/>
    </style:style>
    <style:style style:name="P62" style:family="paragraph" style:parent-style-name="Standard">
      <style:text-properties fo:font-style="italic" fo:font-weight="normal" officeooo:paragraph-rsid="001ded24" style:font-style-asian="italic" style:font-weight-asian="normal" style:font-style-complex="italic" style:font-weight-complex="normal"/>
    </style:style>
    <style:style style:name="P63" style:family="paragraph" style:parent-style-name="Standard">
      <style:text-properties fo:font-style="italic" fo:font-weight="normal" officeooo:rsid="002ae8e6" officeooo:paragraph-rsid="0013cac6" style:font-style-asian="italic" style:font-weight-asian="normal" style:font-style-complex="italic" style:font-weight-complex="normal"/>
    </style:style>
    <style:style style:name="P64" style:family="paragraph" style:parent-style-name="Standard">
      <style:text-properties fo:font-style="italic" fo:font-weight="normal" officeooo:rsid="0055dc89" officeooo:paragraph-rsid="0055dc89" style:font-style-asian="italic" style:font-weight-asian="normal" style:font-style-complex="italic" style:font-weight-complex="normal"/>
    </style:style>
    <style:style style:name="P65" style:family="paragraph" style:parent-style-name="Standard">
      <style:text-properties fo:font-style="italic" fo:font-weight="normal" officeooo:rsid="001ded24" officeooo:paragraph-rsid="001ded24" style:font-style-asian="italic" style:font-weight-asian="normal" style:font-style-complex="italic" style:font-weight-complex="normal"/>
    </style:style>
    <style:style style:name="P66" style:family="paragraph" style:parent-style-name="Standard">
      <style:text-properties fo:font-style="italic" fo:font-weight="normal" officeooo:rsid="0044390a" officeooo:paragraph-rsid="0044390a" style:font-style-asian="italic" style:font-weight-asian="normal" style:font-style-complex="italic" style:font-weight-complex="normal"/>
    </style:style>
    <style:style style:name="P67" style:family="paragraph" style:parent-style-name="Standard">
      <style:text-properties officeooo:paragraph-rsid="0041e555"/>
    </style:style>
    <style:style style:name="P68" style:family="paragraph" style:parent-style-name="Standard">
      <style:text-properties officeooo:paragraph-rsid="002d90de"/>
    </style:style>
    <style:style style:name="P69" style:family="paragraph" style:parent-style-name="Standard">
      <style:text-properties officeooo:paragraph-rsid="0043840f"/>
    </style:style>
    <style:style style:name="P70" style:family="paragraph" style:parent-style-name="Standard">
      <style:text-properties officeooo:paragraph-rsid="0044390a"/>
    </style:style>
    <style:style style:name="P71" style:family="paragraph" style:parent-style-name="Standard">
      <style:text-properties officeooo:paragraph-rsid="0049d13e"/>
    </style:style>
    <style:style style:name="P72" style:family="paragraph" style:parent-style-name="Standard">
      <style:text-properties fo:font-weight="normal" officeooo:paragraph-rsid="0043840f" style:font-weight-asian="normal" style:font-weight-complex="normal"/>
    </style:style>
    <style:style style:name="P73" style:family="paragraph" style:parent-style-name="Standard">
      <style:text-properties officeooo:paragraph-rsid="0055dc89"/>
    </style:style>
    <style:style style:name="P74" style:family="paragraph" style:parent-style-name="Standard">
      <style:text-properties officeooo:rsid="00589aeb" officeooo:paragraph-rsid="00589aeb"/>
    </style:style>
    <style:style style:name="P75" style:family="paragraph" style:parent-style-name="Standard">
      <style:text-properties officeooo:rsid="005a5710" officeooo:paragraph-rsid="005a5710"/>
    </style:style>
    <style:style style:name="P76" style:family="paragraph" style:parent-style-name="Standard">
      <style:text-properties fo:color="#ff0000" officeooo:rsid="005afe17" officeooo:paragraph-rsid="005afe17"/>
    </style:style>
    <style:style style:name="P77" style:family="paragraph" style:parent-style-name="Standard">
      <style:text-properties fo:color="#ff0000" fo:font-style="italic" fo:font-weight="bold" officeooo:rsid="005afe17" officeooo:paragraph-rsid="005afe17" style:font-style-asian="italic" style:font-weight-asian="bold" style:font-style-complex="italic" style:font-weight-complex="bold"/>
    </style:style>
    <style:style style:name="P78" style:family="paragraph" style:parent-style-name="Standard">
      <style:text-properties fo:color="#ff0000" fo:font-style="italic" fo:font-weight="normal" officeooo:rsid="001c003e" officeooo:paragraph-rsid="001fc31b" style:font-style-asian="italic" style:font-weight-asian="normal" style:font-style-complex="italic" style:font-weight-complex="normal"/>
    </style:style>
    <style:style style:name="P79" style:family="paragraph" style:parent-style-name="Standard">
      <style:text-properties officeooo:paragraph-rsid="005fef95"/>
    </style:style>
    <style:style style:name="P80" style:family="paragraph" style:parent-style-name="Standard">
      <style:text-properties officeooo:paragraph-rsid="00615f17"/>
    </style:style>
    <style:style style:name="P81" style:family="paragraph" style:parent-style-name="Standard">
      <style:text-properties officeooo:paragraph-rsid="0066185b"/>
    </style:style>
    <style:style style:name="P82" style:family="paragraph" style:parent-style-name="Standard">
      <style:text-properties officeooo:paragraph-rsid="006b241f"/>
    </style:style>
    <style:style style:name="P83" style:family="paragraph" style:parent-style-name="Standard">
      <style:text-properties officeooo:paragraph-rsid="006e2f44"/>
    </style:style>
    <style:style style:name="P84" style:family="paragraph" style:parent-style-name="Standard">
      <style:text-properties fo:color="#c9211e" fo:font-style="italic" officeooo:rsid="002d90de" officeooo:paragraph-rsid="00268404" style:font-style-asian="italic" style:font-style-complex="italic"/>
    </style:style>
    <style:style style:name="P85" style:family="paragraph" style:parent-style-name="Standard">
      <style:text-properties fo:color="#c9211e" officeooo:paragraph-rsid="0073ff14"/>
    </style:style>
    <style:style style:name="P86" style:family="paragraph" style:parent-style-name="Standard">
      <style:text-properties fo:color="#000000" fo:font-style="italic" fo:font-weight="bold" officeooo:rsid="0033d992" officeooo:paragraph-rsid="0032e3a6" style:font-style-asian="italic" style:font-weight-asian="bold" style:font-style-complex="italic" style:font-weight-complex="bold"/>
    </style:style>
    <style:style style:name="P87" style:family="paragraph" style:parent-style-name="Standard">
      <style:text-properties fo:color="#000000" fo:font-weight="bold" officeooo:paragraph-rsid="0073ff14" style:font-weight-asian="bold" style:font-weight-complex="bold"/>
    </style:style>
    <style:style style:name="P88" style:family="paragraph" style:parent-style-name="Standard">
      <style:text-properties fo:color="#000000" fo:font-weight="bold" officeooo:rsid="007b4068" officeooo:paragraph-rsid="007b4068" style:font-weight-asian="bold" style:font-weight-complex="bold"/>
    </style:style>
    <style:style style:name="P89" style:family="paragraph" style:parent-style-name="Standard">
      <style:text-properties fo:color="#000000" fo:font-weight="normal" officeooo:rsid="007b4068" officeooo:paragraph-rsid="007b4068" style:font-weight-asian="normal" style:font-weight-complex="normal"/>
    </style:style>
    <style:style style:name="P90" style:family="paragraph" style:parent-style-name="Standard">
      <style:text-properties officeooo:paragraph-rsid="0073ff14"/>
    </style:style>
    <style:style style:name="P91" style:family="paragraph" style:parent-style-name="Standard">
      <style:text-properties officeooo:paragraph-rsid="007b4068"/>
    </style:style>
    <style:style style:name="P92" style:family="paragraph" style:parent-style-name="Standard">
      <style:text-properties officeooo:paragraph-rsid="007fdcf0"/>
    </style:style>
    <style:style style:name="P93" style:family="paragraph" style:parent-style-name="Standard">
      <style:text-properties officeooo:paragraph-rsid="008005cf"/>
    </style:style>
    <style:style style:name="P94" style:family="paragraph" style:parent-style-name="Standard">
      <style:text-properties officeooo:paragraph-rsid="008200a0"/>
    </style:style>
    <style:style style:name="P95" style:family="paragraph" style:parent-style-name="Standard">
      <style:text-properties officeooo:rsid="008200a0" officeooo:paragraph-rsid="008200a0"/>
    </style:style>
    <style:style style:name="P96" style:family="paragraph" style:parent-style-name="Standard">
      <style:text-properties officeooo:rsid="008200a0" officeooo:paragraph-rsid="00835c8b"/>
    </style:style>
    <style:style style:name="P97" style:family="paragraph" style:parent-style-name="Standard">
      <style:text-properties officeooo:rsid="008350d4" officeooo:paragraph-rsid="008350d4"/>
    </style:style>
    <style:style style:name="P98" style:family="paragraph" style:parent-style-name="Standard">
      <style:text-properties officeooo:rsid="008350d4" officeooo:paragraph-rsid="00835c8b"/>
    </style:style>
    <style:style style:name="P99" style:family="paragraph" style:parent-style-name="Preformatted_20_Text">
      <style:paragraph-properties fo:margin-top="0cm" fo:margin-bottom="0.499cm" loext:contextual-spacing="false"/>
    </style:style>
    <style:style style:name="P100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43840f"/>
    </style:style>
    <style:style style:name="P101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510022"/>
    </style:style>
    <style:style style:name="P102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style="italic" fo:font-weight="bold" officeooo:rsid="004989d4" officeooo:paragraph-rsid="004989d4" style:font-style-asian="italic" style:font-weight-asian="bold" style:font-style-complex="italic" style:font-weight-complex="bold"/>
    </style:style>
    <style:style style:name="P103" style:family="paragraph" style:parent-style-name="Table_20_Contents">
      <style:paragraph-properties fo:margin-top="0cm" fo:margin-bottom="0.499cm" loext:contextual-spacing="false"/>
    </style:style>
    <style:style style:name="P104" style:family="paragraph" style:parent-style-name="Table_20_Contents">
      <style:paragraph-properties fo:margin-top="0cm" fo:margin-bottom="0.499cm" loext:contextual-spacing="false"/>
      <style:text-properties officeooo:rsid="004a247c" officeooo:paragraph-rsid="004a247c"/>
    </style:style>
    <style:style style:name="P105" style:family="paragraph" style:parent-style-name="Table_20_Contents">
      <style:text-properties fo:font-weight="bold"/>
    </style:style>
    <style:style style:name="P106" style:family="paragraph" style:parent-style-name="Text_20_body">
      <style:text-properties fo:font-weight="bold" style:font-weight-asian="bold" style:font-weight-complex="bold"/>
    </style:style>
    <style:style style:name="P107" style:family="paragraph" style:parent-style-name="Text_20_body">
      <style:text-properties fo:font-weight="bold" officeooo:rsid="00668f35" officeooo:paragraph-rsid="00668f35" style:font-weight-asian="bold" style:font-weight-complex="bold"/>
    </style:style>
    <style:style style:name="P108" style:family="paragraph" style:parent-style-name="Text_20_body">
      <style:text-properties officeooo:paragraph-rsid="007b4068"/>
    </style:style>
    <style:style style:name="P109" style:family="paragraph" style:parent-style-name="Preformatted_20_Text">
      <style:text-properties fo:font-weight="bold" officeooo:rsid="005309d5" style:font-weight-asian="bold" style:font-weight-complex="bold"/>
    </style:style>
    <style:style style:name="P110" style:family="paragraph" style:parent-style-name="Preformatted_20_Text">
      <style:text-properties fo:font-weight="normal" officeooo:rsid="005309d5" style:font-weight-asian="normal" style:font-weight-complex="normal"/>
    </style:style>
    <style:style style:name="P111" style:family="paragraph" style:parent-style-name="Standard">
      <style:text-properties officeooo:paragraph-rsid="006d08e4"/>
    </style:style>
    <style:style style:name="P112" style:family="paragraph" style:parent-style-name="Standard">
      <style:text-properties fo:font-style="italic" fo:font-weight="normal" officeooo:rsid="00217e08" officeooo:paragraph-rsid="001ded24" style:font-style-asian="italic" style:font-weight-asian="normal" style:font-style-complex="italic" style:font-weight-complex="normal"/>
    </style:style>
    <style:style style:name="P113" style:family="paragraph" style:parent-style-name="Standard">
      <style:text-properties officeooo:rsid="008350d4" officeooo:paragraph-rsid="00835c8b"/>
    </style:style>
    <style:style style:name="P114" style:family="paragraph" style:parent-style-name="Standard">
      <style:text-properties officeooo:paragraph-rsid="008a3431"/>
    </style:style>
    <style:style style:name="P115" style:family="paragraph" style:parent-style-name="Standard">
      <style:text-properties officeooo:rsid="008fdddb" officeooo:paragraph-rsid="008fdddb"/>
    </style:style>
    <style:style style:name="P116" style:family="paragraph" style:parent-style-name="Standard">
      <style:text-properties officeooo:paragraph-rsid="005fef95"/>
    </style:style>
    <style:style style:name="P117" style:family="paragraph" style:parent-style-name="Standard">
      <style:text-properties officeooo:rsid="0093c225" officeooo:paragraph-rsid="0093c225"/>
    </style:style>
    <style:style style:name="P118" style:family="paragraph" style:parent-style-name="Standard">
      <style:text-properties officeooo:rsid="0095090d" officeooo:paragraph-rsid="0095090d"/>
    </style:style>
    <style:style style:name="P119" style:family="paragraph" style:parent-style-name="Standard">
      <style:text-properties officeooo:paragraph-rsid="0095090d"/>
    </style:style>
    <style:style style:name="P120" style:family="paragraph" style:parent-style-name="Standard">
      <style:text-properties officeooo:rsid="0095714a" officeooo:paragraph-rsid="0095714a"/>
    </style:style>
    <style:style style:name="P121" style:family="paragraph" style:parent-style-name="Standard">
      <style:text-properties officeooo:paragraph-rsid="0095714a"/>
    </style:style>
    <style:style style:name="P122" style:family="paragraph" style:parent-style-name="Standard">
      <style:text-properties officeooo:paragraph-rsid="0095c689"/>
    </style:style>
    <style:style style:name="P123" style:family="paragraph" style:parent-style-name="Standard">
      <style:text-properties officeooo:rsid="00961788" officeooo:paragraph-rsid="00961788"/>
    </style:style>
    <style:style style:name="P124" style:family="paragraph" style:parent-style-name="Standard">
      <style:text-properties officeooo:paragraph-rsid="00961788"/>
    </style:style>
    <style:style style:name="P125" style:family="paragraph" style:parent-style-name="Text_20_body" style:list-style-name="L1"/>
    <style:style style:name="P126" style:family="paragraph" style:parent-style-name="Text_20_body" style:list-style-name="L2"/>
    <style:style style:name="P127" style:family="paragraph" style:parent-style-name="Text_20_body" style:list-style-name="L3"/>
    <style:style style:name="P128" style:family="paragraph" style:parent-style-name="Text_20_body">
      <style:text-properties fo:font-weight="bold" officeooo:rsid="0077e84f" style:font-weight-asian="bold" style:font-weight-complex="bold"/>
    </style:style>
    <style:style style:name="P129" style:family="paragraph" style:parent-style-name="Text_20_body" style:list-style-name="L1">
      <style:paragraph-properties fo:margin-top="0cm" fo:margin-bottom="0cm" loext:contextual-spacing="false"/>
    </style:style>
    <style:style style:name="P130" style:family="paragraph" style:parent-style-name="Text_20_body" style:list-style-name="L2">
      <style:paragraph-properties fo:margin-top="0cm" fo:margin-bottom="0cm" loext:contextual-spacing="false"/>
    </style:style>
    <style:style style:name="P131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f69e" style:font-weight-asian="bold" style:font-weight-complex="bold"/>
    </style:style>
    <style:style style:name="T4" style:family="text">
      <style:text-properties fo:font-weight="bold" officeooo:rsid="002874c5" style:font-weight-asian="bold" style:font-weight-complex="bold"/>
    </style:style>
    <style:style style:name="T5" style:family="text">
      <style:text-properties fo:font-weight="bold" officeooo:rsid="0011454d" style:font-weight-asian="bold" style:font-weight-complex="bold"/>
    </style:style>
    <style:style style:name="T6" style:family="text">
      <style:text-properties fo:font-weight="bold" officeooo:rsid="003d4064" style:font-weight-asian="bold" style:font-weight-complex="bold"/>
    </style:style>
    <style:style style:name="T7" style:family="text">
      <style:text-properties fo:font-weight="bold" officeooo:rsid="00412cd2" style:font-weight-asian="bold" style:font-weight-complex="bold"/>
    </style:style>
    <style:style style:name="T8" style:family="text">
      <style:text-properties fo:font-weight="bold" officeooo:rsid="0041e555" style:font-weight-asian="bold" style:font-weight-complex="bold"/>
    </style:style>
    <style:style style:name="T9" style:family="text">
      <style:text-properties fo:font-weight="bold" officeooo:rsid="0043840f" style:font-weight-asian="bold" style:font-weight-complex="bold"/>
    </style:style>
    <style:style style:name="T10" style:family="text">
      <style:text-properties fo:font-weight="bold" officeooo:rsid="005309d5" style:font-weight-asian="bold" style:font-weight-complex="bold"/>
    </style:style>
    <style:style style:name="T11" style:family="text">
      <style:text-properties fo:font-weight="bold" officeooo:rsid="002489ce" style:font-weight-asian="bold" style:font-weight-complex="bold"/>
    </style:style>
    <style:style style:name="T12" style:family="text">
      <style:text-properties fo:font-weight="bold" officeooo:rsid="005fef95" style:font-weight-asian="bold" style:font-weight-complex="bold"/>
    </style:style>
    <style:style style:name="T13" style:family="text">
      <style:text-properties fo:font-weight="bold" officeooo:rsid="00615f17" style:font-weight-asian="bold" style:font-weight-complex="bold"/>
    </style:style>
    <style:style style:name="T14" style:family="text">
      <style:text-properties fo:font-weight="bold" officeooo:rsid="0066185b" style:font-weight-asian="bold" style:font-weight-complex="bold"/>
    </style:style>
    <style:style style:name="T15" style:family="text">
      <style:text-properties fo:font-weight="bold" officeooo:rsid="00668f35" style:font-weight-asian="bold" style:font-weight-complex="bold"/>
    </style:style>
    <style:style style:name="T16" style:family="text">
      <style:text-properties fo:font-weight="bold" officeooo:rsid="006b241f" style:font-weight-asian="bold" style:font-weight-complex="bold"/>
    </style:style>
    <style:style style:name="T17" style:family="text">
      <style:text-properties fo:font-weight="bold" officeooo:rsid="006e2f44" style:font-weight-asian="bold" style:font-weight-complex="bold"/>
    </style:style>
    <style:style style:name="T18" style:family="text">
      <style:text-properties fo:font-weight="bold" officeooo:rsid="0073ff14" style:font-weight-asian="bold" style:font-weight-complex="bold"/>
    </style:style>
    <style:style style:name="T19" style:family="text">
      <style:text-properties fo:font-weight="bold" officeooo:rsid="007469ba" style:font-weight-asian="bold" style:font-weight-complex="bold"/>
    </style:style>
    <style:style style:name="T20" style:family="text">
      <style:text-properties fo:font-weight="bold" officeooo:rsid="0074ab06" style:font-weight-asian="bold" style:font-weight-complex="bold"/>
    </style:style>
    <style:style style:name="T21" style:family="text">
      <style:text-properties fo:font-weight="bold" officeooo:rsid="00760c23" style:font-weight-asian="bold" style:font-weight-complex="bold"/>
    </style:style>
    <style:style style:name="T22" style:family="text">
      <style:text-properties fo:font-weight="bold" officeooo:rsid="0077e84f" style:font-weight-asian="bold" style:font-weight-complex="bold"/>
    </style:style>
    <style:style style:name="T23" style:family="text">
      <style:text-properties fo:font-weight="bold" officeooo:rsid="00799632" style:font-weight-asian="bold" style:font-weight-complex="bold"/>
    </style:style>
    <style:style style:name="T24" style:family="text">
      <style:text-properties fo:font-weight="bold" officeooo:rsid="007b4068" style:font-weight-asian="bold" style:font-weight-complex="bold"/>
    </style:style>
    <style:style style:name="T25" style:family="text">
      <style:text-properties fo:font-weight="bold" officeooo:rsid="007cc874" style:font-weight-asian="bold" style:font-weight-complex="bold"/>
    </style:style>
    <style:style style:name="T26" style:family="text">
      <style:text-properties fo:font-weight="bold" officeooo:rsid="007eae79" style:font-weight-asian="bold" style:font-weight-complex="bold"/>
    </style:style>
    <style:style style:name="T27" style:family="text">
      <style:text-properties fo:font-weight="bold" officeooo:rsid="007f490d" style:font-weight-asian="bold" style:font-weight-complex="bold"/>
    </style:style>
    <style:style style:name="T28" style:family="text">
      <style:text-properties fo:font-weight="bold" officeooo:rsid="007f74bb" style:font-weight-asian="bold" style:font-weight-complex="bold"/>
    </style:style>
    <style:style style:name="T29" style:family="text">
      <style:text-properties fo:font-weight="bold" officeooo:rsid="007fdcf0" style:font-weight-asian="bold" style:font-weight-complex="bold"/>
    </style:style>
    <style:style style:name="T30" style:family="text">
      <style:text-properties fo:font-weight="bold" officeooo:rsid="008005cf" style:font-weight-asian="bold" style:font-weight-complex="bold"/>
    </style:style>
    <style:style style:name="T31" style:family="text">
      <style:text-properties fo:font-weight="bold" officeooo:rsid="006d08e4" style:font-weight-asian="bold" style:font-weight-complex="bold"/>
    </style:style>
    <style:style style:name="T32" style:family="text">
      <style:text-properties officeooo:rsid="0011454d"/>
    </style:style>
    <style:style style:name="T33" style:family="text">
      <style:text-properties fo:font-style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11454d" style:font-style-asian="italic" style:font-style-complex="italic"/>
    </style:style>
    <style:style style:name="T36" style:family="text">
      <style:text-properties fo:font-style="italic" officeooo:rsid="00133b85" style:font-style-asian="italic" style:font-style-complex="italic"/>
    </style:style>
    <style:style style:name="T37" style:family="text">
      <style:text-properties fo:font-style="italic" officeooo:rsid="0013cac6" style:font-style-asian="italic" style:font-style-complex="italic"/>
    </style:style>
    <style:style style:name="T38" style:family="text">
      <style:text-properties fo:font-style="italic" officeooo:rsid="001629a6" style:font-style-asian="italic" style:font-style-complex="italic"/>
    </style:style>
    <style:style style:name="T39" style:family="text">
      <style:text-properties fo:font-style="italic" officeooo:rsid="00163b9f" style:font-style-asian="italic" style:font-style-complex="italic"/>
    </style:style>
    <style:style style:name="T40" style:family="text">
      <style:text-properties fo:font-style="italic" officeooo:rsid="00268404" style:font-style-asian="italic" style:font-style-complex="italic"/>
    </style:style>
    <style:style style:name="T41" style:family="text">
      <style:text-properties fo:font-style="italic" officeooo:rsid="002874c5" style:font-style-asian="italic" style:font-style-complex="italic"/>
    </style:style>
    <style:style style:name="T42" style:family="text">
      <style:text-properties fo:font-style="italic" officeooo:rsid="002896d7" style:font-style-asian="italic" style:font-style-complex="italic"/>
    </style:style>
    <style:style style:name="T43" style:family="text">
      <style:text-properties fo:font-style="italic" officeooo:rsid="0029cf47" style:font-style-asian="italic" style:font-style-complex="italic"/>
    </style:style>
    <style:style style:name="T44" style:family="text">
      <style:text-properties fo:font-style="italic" officeooo:rsid="00217e08" style:font-style-asian="italic" style:font-style-complex="italic"/>
    </style:style>
    <style:style style:name="T45" style:family="text">
      <style:text-properties fo:font-style="italic" officeooo:rsid="002d90de" style:font-style-asian="italic" style:font-style-complex="italic"/>
    </style:style>
    <style:style style:name="T46" style:family="text">
      <style:text-properties fo:font-style="italic" officeooo:rsid="002e7842" style:font-style-asian="italic" style:font-style-complex="italic"/>
    </style:style>
    <style:style style:name="T47" style:family="text">
      <style:text-properties fo:font-style="italic" officeooo:rsid="002f9243" style:font-style-asian="italic" style:font-style-complex="italic"/>
    </style:style>
    <style:style style:name="T48" style:family="text">
      <style:text-properties fo:font-style="italic" officeooo:rsid="003b2389" style:font-style-asian="italic" style:font-style-complex="italic"/>
    </style:style>
    <style:style style:name="T49" style:family="text">
      <style:text-properties fo:font-style="italic" officeooo:rsid="00410e6a" style:font-style-asian="italic" style:font-style-complex="italic"/>
    </style:style>
    <style:style style:name="T50" style:family="text">
      <style:text-properties fo:font-style="italic" officeooo:rsid="0044390a" style:font-style-asian="italic" style:font-style-complex="italic"/>
    </style:style>
    <style:style style:name="T51" style:family="text">
      <style:text-properties fo:font-style="italic" officeooo:rsid="001ded24" style:font-style-asian="italic" style:font-style-complex="italic"/>
    </style:style>
    <style:style style:name="T52" style:family="text">
      <style:text-properties fo:font-style="italic" officeooo:rsid="0063e99f" style:font-style-asian="italic" style:font-style-complex="italic"/>
    </style:style>
    <style:style style:name="T53" style:family="text">
      <style:text-properties fo:font-style="italic" officeooo:rsid="00668f35" style:font-style-asian="italic" style:font-style-complex="italic"/>
    </style:style>
    <style:style style:name="T5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5" style:family="text">
      <style:text-properties fo:font-style="italic" fo:font-weight="bold" officeooo:rsid="0011454d" style:font-style-asian="italic" style:font-weight-asian="bold" style:font-style-complex="italic" style:font-weight-complex="bold"/>
    </style:style>
    <style:style style:name="T56" style:family="text">
      <style:text-properties fo:font-style="italic" fo:font-weight="bold" officeooo:rsid="00133b85" style:font-style-asian="italic" style:font-weight-asian="bold" style:font-style-complex="italic" style:font-weight-complex="bold"/>
    </style:style>
    <style:style style:name="T57" style:family="text">
      <style:text-properties fo:font-style="italic" fo:font-weight="bold" officeooo:rsid="0013cac6" style:font-style-asian="italic" style:font-weight-asian="bold" style:font-style-complex="italic" style:font-weight-complex="bold"/>
    </style:style>
    <style:style style:name="T58" style:family="text">
      <style:text-properties fo:font-style="italic" fo:font-weight="bold" officeooo:rsid="001c003e" style:font-style-asian="italic" style:font-weight-asian="bold" style:font-style-complex="italic" style:font-weight-complex="bold"/>
    </style:style>
    <style:style style:name="T59" style:family="text">
      <style:text-properties fo:font-style="italic" fo:font-weight="bold" officeooo:rsid="001ded24" style:font-style-asian="italic" style:font-weight-asian="bold" style:font-style-complex="italic" style:font-weight-complex="bold"/>
    </style:style>
    <style:style style:name="T60" style:family="text">
      <style:text-properties fo:font-style="italic" fo:font-weight="bold" officeooo:rsid="00217e08" style:font-style-asian="italic" style:font-weight-asian="bold" style:font-style-complex="italic" style:font-weight-complex="bold"/>
    </style:style>
    <style:style style:name="T61" style:family="text">
      <style:text-properties fo:font-style="italic" fo:font-weight="bold" officeooo:rsid="00268404" style:font-style-asian="italic" style:font-weight-asian="bold" style:font-style-complex="italic" style:font-weight-complex="bold"/>
    </style:style>
    <style:style style:name="T62" style:family="text">
      <style:text-properties fo:font-style="italic" fo:font-weight="bold" officeooo:rsid="002874c5" style:font-style-asian="italic" style:font-weight-asian="bold" style:font-style-complex="italic" style:font-weight-complex="bold"/>
    </style:style>
    <style:style style:name="T63" style:family="text">
      <style:text-properties fo:font-style="italic" fo:font-weight="bold" officeooo:rsid="002896d7" style:font-style-asian="italic" style:font-weight-asian="bold" style:font-style-complex="italic" style:font-weight-complex="bold"/>
    </style:style>
    <style:style style:name="T64" style:family="text">
      <style:text-properties fo:font-style="italic" fo:font-weight="bold" officeooo:rsid="0029cf47" style:font-style-asian="italic" style:font-weight-asian="bold" style:font-style-complex="italic" style:font-weight-complex="bold"/>
    </style:style>
    <style:style style:name="T65" style:family="text">
      <style:text-properties fo:font-style="italic" fo:font-weight="bold" officeooo:rsid="002d90de" style:font-style-asian="italic" style:font-weight-asian="bold" style:font-style-complex="italic" style:font-weight-complex="bold"/>
    </style:style>
    <style:style style:name="T66" style:family="text">
      <style:text-properties fo:font-style="italic" fo:font-weight="bold" officeooo:rsid="002e7842" style:font-style-asian="italic" style:font-weight-asian="bold" style:font-style-complex="italic" style:font-weight-complex="bold"/>
    </style:style>
    <style:style style:name="T67" style:family="text">
      <style:text-properties fo:font-style="italic" fo:font-weight="bold" officeooo:rsid="002f9243" style:font-style-asian="italic" style:font-weight-asian="bold" style:font-style-complex="italic" style:font-weight-complex="bold"/>
    </style:style>
    <style:style style:name="T68" style:family="text">
      <style:text-properties fo:font-style="italic" fo:font-weight="bold" officeooo:rsid="00313301" style:font-style-asian="italic" style:font-weight-asian="bold" style:font-style-complex="italic" style:font-weight-complex="bold"/>
    </style:style>
    <style:style style:name="T69" style:family="text">
      <style:text-properties fo:font-style="italic" fo:font-weight="bold" officeooo:rsid="0032e3a6" style:font-style-asian="italic" style:font-weight-asian="bold" style:font-style-complex="italic" style:font-weight-complex="bold"/>
    </style:style>
    <style:style style:name="T70" style:family="text">
      <style:text-properties fo:font-style="italic" fo:font-weight="bold" officeooo:rsid="003d4064" style:font-style-asian="italic" style:font-weight-asian="bold" style:font-style-complex="italic" style:font-weight-complex="bold"/>
    </style:style>
    <style:style style:name="T71" style:family="text">
      <style:text-properties fo:font-style="italic" fo:font-weight="bold" officeooo:rsid="003e9888" style:font-style-asian="italic" style:font-weight-asian="bold" style:font-style-complex="italic" style:font-weight-complex="bold"/>
    </style:style>
    <style:style style:name="T72" style:family="text">
      <style:text-properties fo:font-style="italic" fo:font-weight="bold" officeooo:rsid="004077fb" style:font-style-asian="italic" style:font-weight-asian="bold" style:font-style-complex="italic" style:font-weight-complex="bold"/>
    </style:style>
    <style:style style:name="T73" style:family="text">
      <style:text-properties fo:font-style="italic" fo:font-weight="bold" officeooo:rsid="00410e6a" style:font-style-asian="italic" style:font-weight-asian="bold" style:font-style-complex="italic" style:font-weight-complex="bold"/>
    </style:style>
    <style:style style:name="T74" style:family="text">
      <style:text-properties fo:font-style="italic" fo:font-weight="bold" officeooo:rsid="0041e555" style:font-style-asian="italic" style:font-weight-asian="bold" style:font-style-complex="italic" style:font-weight-complex="bold"/>
    </style:style>
    <style:style style:name="T75" style:family="text">
      <style:text-properties fo:font-style="italic" fo:font-weight="bold" officeooo:rsid="0043840f" style:font-style-asian="italic" style:font-weight-asian="bold" style:font-style-complex="italic" style:font-weight-complex="bold"/>
    </style:style>
    <style:style style:name="T76" style:family="text">
      <style:text-properties fo:font-style="italic" fo:font-weight="bold" officeooo:rsid="0044390a" style:font-style-asian="italic" style:font-weight-asian="bold" style:font-style-complex="italic" style:font-weight-complex="bold"/>
    </style:style>
    <style:style style:name="T77" style:family="text">
      <style:text-properties fo:font-style="italic" fo:font-weight="bold" officeooo:rsid="00455c6e" style:font-style-asian="italic" style:font-weight-asian="bold" style:font-style-complex="italic" style:font-weight-complex="bold"/>
    </style:style>
    <style:style style:name="T78" style:family="text">
      <style:text-properties fo:font-style="italic" fo:font-weight="bold" officeooo:rsid="004643ad" style:font-style-asian="italic" style:font-weight-asian="bold" style:font-style-complex="italic" style:font-weight-complex="bold"/>
    </style:style>
    <style:style style:name="T79" style:family="text">
      <style:text-properties fo:font-style="italic" fo:font-weight="bold" officeooo:rsid="00479c9f" style:font-style-asian="italic" style:font-weight-asian="bold" style:font-style-complex="italic" style:font-weight-complex="bold"/>
    </style:style>
    <style:style style:name="T80" style:family="text">
      <style:text-properties fo:font-style="italic" fo:font-weight="bold" officeooo:rsid="0047fccc" style:font-style-asian="italic" style:font-weight-asian="bold" style:font-style-complex="italic" style:font-weight-complex="bold"/>
    </style:style>
    <style:style style:name="T81" style:family="text">
      <style:text-properties fo:font-style="italic" fo:font-weight="bold" officeooo:rsid="0049d13e" style:font-style-asian="italic" style:font-weight-asian="bold" style:font-style-complex="italic" style:font-weight-complex="bold"/>
    </style:style>
    <style:style style:name="T82" style:family="text">
      <style:text-properties fo:font-style="italic" fo:font-weight="bold" officeooo:rsid="004a0721" style:font-style-asian="italic" style:font-weight-asian="bold" style:font-style-complex="italic" style:font-weight-complex="bold"/>
    </style:style>
    <style:style style:name="T83" style:family="text">
      <style:text-properties fo:font-style="italic" fo:font-weight="bold" officeooo:rsid="00510022" style:font-style-asian="italic" style:font-weight-asian="bold" style:font-style-complex="italic" style:font-weight-complex="bold"/>
    </style:style>
    <style:style style:name="T84" style:family="text">
      <style:text-properties fo:font-style="italic" fo:font-weight="bold" officeooo:rsid="004989d4" style:font-style-asian="italic" style:font-weight-asian="bold" style:font-style-complex="italic" style:font-weight-complex="bold"/>
    </style:style>
    <style:style style:name="T85" style:family="text">
      <style:text-properties fo:font-style="italic" fo:font-weight="bold" officeooo:rsid="001488b3" style:font-style-asian="italic" style:font-weight-asian="bold" style:font-style-complex="italic" style:font-weight-complex="bold"/>
    </style:style>
    <style:style style:name="T86" style:family="text">
      <style:text-properties fo:font-style="italic" fo:font-weight="bold" officeooo:rsid="0055dc89" style:font-style-asian="italic" style:font-weight-asian="bold" style:font-style-complex="italic" style:font-weight-complex="bold"/>
    </style:style>
    <style:style style:name="T87" style:family="text">
      <style:text-properties fo:font-style="italic" fo:font-weight="bold" officeooo:rsid="0056fed8" style:font-style-asian="italic" style:font-weight-asian="bold" style:font-style-complex="italic" style:font-weight-complex="bold"/>
    </style:style>
    <style:style style:name="T88" style:family="text">
      <style:text-properties fo:font-style="italic" fo:font-weight="bold" officeooo:rsid="005a5710" style:font-style-asian="italic" style:font-weight-asian="bold" style:font-style-complex="italic" style:font-weight-complex="bold"/>
    </style:style>
    <style:style style:name="T89" style:family="text">
      <style:text-properties fo:font-style="italic" fo:font-weight="bold" officeooo:rsid="005afe17" style:font-style-asian="italic" style:font-weight-asian="bold" style:font-style-complex="italic" style:font-weight-complex="bold"/>
    </style:style>
    <style:style style:name="T90" style:family="text">
      <style:text-properties fo:font-style="italic" fo:font-weight="bold" officeooo:rsid="005bf96b" style:font-style-asian="italic" style:font-weight-asian="bold" style:font-style-complex="italic" style:font-weight-complex="bold"/>
    </style:style>
    <style:style style:name="T91" style:family="text">
      <style:text-properties fo:font-style="italic" fo:font-weight="bold" officeooo:rsid="0063e99f" style:font-style-asian="italic" style:font-weight-asian="bold" style:font-style-complex="italic" style:font-weight-complex="bold"/>
    </style:style>
    <style:style style:name="T92" style:family="text">
      <style:text-properties fo:font-style="italic" fo:font-weight="bold" officeooo:rsid="006407cc" style:font-style-asian="italic" style:font-weight-asian="bold" style:font-style-complex="italic" style:font-weight-complex="bold"/>
    </style:style>
    <style:style style:name="T93" style:family="text">
      <style:text-properties fo:font-style="italic" fo:font-weight="bold" officeooo:rsid="006592aa" style:font-style-asian="italic" style:font-weight-asian="bold" style:font-style-complex="italic" style:font-weight-complex="bold"/>
    </style:style>
    <style:style style:name="T94" style:family="text">
      <style:text-properties fo:font-style="italic" fo:font-weight="bold" officeooo:rsid="00668f35" style:font-style-asian="italic" style:font-weight-asian="bold" style:font-style-complex="italic" style:font-weight-complex="bold"/>
    </style:style>
    <style:style style:name="T9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normal" officeooo:rsid="0011454d" style:font-style-asian="italic" style:font-weight-asian="normal" style:font-style-complex="italic" style:font-weight-complex="normal"/>
    </style:style>
    <style:style style:name="T97" style:family="text">
      <style:text-properties fo:font-style="italic" fo:font-weight="normal" officeooo:rsid="0013cac6" style:font-style-asian="italic" style:font-weight-asian="normal" style:font-style-complex="italic" style:font-weight-complex="normal"/>
    </style:style>
    <style:style style:name="T98" style:family="text">
      <style:text-properties fo:font-style="italic" fo:font-weight="normal" officeooo:rsid="001488b3" style:font-style-asian="italic" style:font-weight-asian="normal" style:font-style-complex="italic" style:font-weight-complex="normal"/>
    </style:style>
    <style:style style:name="T99" style:family="text">
      <style:text-properties fo:font-style="italic" fo:font-weight="normal" officeooo:rsid="001c003e" style:font-style-asian="italic" style:font-weight-asian="normal" style:font-style-complex="italic" style:font-weight-complex="normal"/>
    </style:style>
    <style:style style:name="T100" style:family="text">
      <style:text-properties fo:font-style="italic" fo:font-weight="normal" officeooo:rsid="001ded24" style:font-style-asian="italic" style:font-weight-asian="normal" style:font-style-complex="italic" style:font-weight-complex="normal"/>
    </style:style>
    <style:style style:name="T101" style:family="text">
      <style:text-properties fo:font-style="italic" fo:font-weight="normal" officeooo:rsid="001fc31b" style:font-style-asian="italic" style:font-weight-asian="normal" style:font-style-complex="italic" style:font-weight-complex="normal"/>
    </style:style>
    <style:style style:name="T102" style:family="text">
      <style:text-properties fo:font-style="italic" fo:font-weight="normal" officeooo:rsid="00217e08" style:font-style-asian="italic" style:font-weight-asian="normal" style:font-style-complex="italic" style:font-weight-complex="normal"/>
    </style:style>
    <style:style style:name="T103" style:family="text">
      <style:text-properties fo:font-style="italic" fo:font-weight="normal" officeooo:rsid="001a2868" style:font-style-asian="italic" style:font-weight-asian="normal" style:font-style-complex="italic" style:font-weight-complex="normal"/>
    </style:style>
    <style:style style:name="T104" style:family="text">
      <style:text-properties fo:font-style="italic" fo:font-weight="normal" officeooo:rsid="00268404" style:font-style-asian="italic" style:font-weight-asian="normal" style:font-style-complex="italic" style:font-weight-complex="normal"/>
    </style:style>
    <style:style style:name="T105" style:family="text">
      <style:text-properties fo:font-style="italic" fo:font-weight="normal" officeooo:rsid="002896d7" style:font-style-asian="italic" style:font-weight-asian="normal" style:font-style-complex="italic" style:font-weight-complex="normal"/>
    </style:style>
    <style:style style:name="T106" style:family="text">
      <style:text-properties fo:font-style="italic" fo:font-weight="normal" officeooo:rsid="0029cf47" style:font-style-asian="italic" style:font-weight-asian="normal" style:font-style-complex="italic" style:font-weight-complex="normal"/>
    </style:style>
    <style:style style:name="T107" style:family="text">
      <style:text-properties fo:font-style="italic" fo:font-weight="normal" officeooo:rsid="002ae8e6" style:font-style-asian="italic" style:font-weight-asian="normal" style:font-style-complex="italic" style:font-weight-complex="normal"/>
    </style:style>
    <style:style style:name="T108" style:family="text">
      <style:text-properties fo:font-style="italic" fo:font-weight="normal" officeooo:rsid="002c09d8" style:font-style-asian="italic" style:font-weight-asian="normal" style:font-style-complex="italic" style:font-weight-complex="normal"/>
    </style:style>
    <style:style style:name="T109" style:family="text">
      <style:text-properties fo:font-style="italic" fo:font-weight="normal" officeooo:rsid="002f9243" style:font-style-asian="italic" style:font-weight-asian="normal" style:font-style-complex="italic" style:font-weight-complex="normal"/>
    </style:style>
    <style:style style:name="T110" style:family="text">
      <style:text-properties fo:font-style="italic" fo:font-weight="normal" officeooo:rsid="00313301" style:font-style-asian="italic" style:font-weight-asian="normal" style:font-style-complex="italic" style:font-weight-complex="normal"/>
    </style:style>
    <style:style style:name="T111" style:family="text">
      <style:text-properties fo:font-style="italic" fo:font-weight="normal" officeooo:rsid="0032e3a6" style:font-style-asian="italic" style:font-weight-asian="normal" style:font-style-complex="italic" style:font-weight-complex="normal"/>
    </style:style>
    <style:style style:name="T112" style:family="text">
      <style:text-properties fo:font-style="italic" fo:font-weight="normal" officeooo:rsid="00410e6a" style:font-style-asian="italic" style:font-weight-asian="normal" style:font-style-complex="italic" style:font-weight-complex="normal"/>
    </style:style>
    <style:style style:name="T113" style:family="text">
      <style:text-properties fo:font-style="italic" fo:font-weight="normal" officeooo:rsid="002d90de" style:font-style-asian="italic" style:font-weight-asian="normal" style:font-style-complex="italic" style:font-weight-complex="normal"/>
    </style:style>
    <style:style style:name="T114" style:family="text">
      <style:text-properties fo:font-style="italic" fo:font-weight="normal" officeooo:rsid="0041e555" style:font-style-asian="italic" style:font-weight-asian="normal" style:font-style-complex="italic" style:font-weight-complex="normal"/>
    </style:style>
    <style:style style:name="T115" style:family="text">
      <style:text-properties fo:font-style="italic" fo:font-weight="normal" officeooo:rsid="0044390a" style:font-style-asian="italic" style:font-weight-asian="normal" style:font-style-complex="italic" style:font-weight-complex="normal"/>
    </style:style>
    <style:style style:name="T116" style:family="text">
      <style:text-properties fo:font-style="italic" fo:font-weight="normal" officeooo:rsid="0055dc89" style:font-style-asian="italic" style:font-weight-asian="normal" style:font-style-complex="italic" style:font-weight-complex="normal"/>
    </style:style>
    <style:style style:name="T117" style:family="text">
      <style:text-properties fo:font-style="italic" fo:font-weight="normal" officeooo:rsid="0056fed8" style:font-style-asian="italic" style:font-weight-asian="normal" style:font-style-complex="italic" style:font-weight-complex="normal"/>
    </style:style>
    <style:style style:name="T118" style:family="text">
      <style:text-properties fo:color="#c9211e" fo:font-style="italic" officeooo:rsid="002d90de" style:font-style-asian="italic" style:font-style-complex="italic"/>
    </style:style>
    <style:style style:name="T119" style:family="text">
      <style:text-properties fo:color="#c9211e" fo:font-style="italic" fo:font-weight="bold" officeooo:rsid="0029cf47" style:font-style-asian="italic" style:font-weight-asian="bold" style:font-style-complex="italic" style:font-weight-complex="bold"/>
    </style:style>
    <style:style style:name="T120" style:family="text">
      <style:text-properties officeooo:rsid="003b76d2"/>
    </style:style>
    <style:style style:name="T121" style:family="text">
      <style:text-properties fo:font-weight="normal" style:font-weight-asian="normal" style:font-weight-complex="normal"/>
    </style:style>
    <style:style style:name="T122" style:family="text">
      <style:text-properties fo:font-weight="normal" officeooo:rsid="005309d5" style:font-weight-asian="normal" style:font-weight-complex="normal"/>
    </style:style>
    <style:style style:name="T123" style:family="text">
      <style:text-properties fo:font-weight="normal" officeooo:rsid="0077e84f" style:font-weight-asian="normal" style:font-weight-complex="normal"/>
    </style:style>
    <style:style style:name="T124" style:family="text">
      <style:text-properties fo:font-weight="normal" officeooo:rsid="00760c23" style:font-weight-asian="normal" style:font-weight-complex="normal"/>
    </style:style>
    <style:style style:name="T125" style:family="text">
      <style:text-properties fo:color="#000000" fo:font-style="italic" fo:font-weight="bold" officeooo:rsid="0032e3a6" style:font-style-asian="italic" style:font-weight-asian="bold" style:font-style-complex="italic" style:font-weight-complex="bold"/>
    </style:style>
    <style:style style:name="T126" style:family="text">
      <style:text-properties fo:color="#000000" fo:font-style="italic" fo:font-weight="bold" officeooo:rsid="0033d992" style:font-style-asian="italic" style:font-weight-asian="bold" style:font-style-complex="italic" style:font-weight-complex="bold"/>
    </style:style>
    <style:style style:name="T127" style:family="text">
      <style:text-properties fo:color="#000000" fo:font-style="italic" fo:font-weight="bold" officeooo:rsid="00410e6a" style:font-style-asian="italic" style:font-weight-asian="bold" style:font-style-complex="italic" style:font-weight-complex="bold"/>
    </style:style>
    <style:style style:name="T128" style:family="text">
      <style:text-properties fo:color="#000000" fo:font-weight="bold" officeooo:rsid="007b4068" style:font-weight-asian="bold" style:font-weight-complex="bold"/>
    </style:style>
    <style:style style:name="T129" style:family="text">
      <style:text-properties fo:color="#000000" fo:font-weight="bold" officeooo:rsid="007cc874" style:font-weight-asian="bold" style:font-weight-complex="bold"/>
    </style:style>
    <style:style style:name="T130" style:family="text">
      <style:text-properties officeooo:rsid="00412cd2"/>
    </style:style>
    <style:style style:name="T131" style:family="text">
      <style:text-properties officeooo:rsid="0041e555"/>
    </style:style>
    <style:style style:name="T132" style:family="text">
      <style:text-properties fo:color="#50200c" fo:font-weight="bold" officeooo:rsid="0041e555" style:font-weight-asian="bold" style:font-weight-complex="bold"/>
    </style:style>
    <style:style style:name="T133" style:family="text">
      <style:text-properties officeooo:rsid="0043840f"/>
    </style:style>
    <style:style style:name="T134" style:family="text">
      <style:text-properties officeooo:rsid="004ac360"/>
    </style:style>
    <style:style style:name="T135" style:family="text">
      <style:text-properties fo:color="#3465a4" fo:font-weight="bold" officeooo:rsid="002874c5" style:font-weight-asian="bold" style:font-weight-complex="bold"/>
    </style:style>
    <style:style style:name="T136" style:family="text">
      <style:text-properties fo:color="#3465a4" fo:font-weight="bold" officeooo:rsid="00268404" style:font-weight-asian="bold" style:font-weight-complex="bold"/>
    </style:style>
    <style:style style:name="T137" style:family="text">
      <style:text-properties fo:color="#3465a4" fo:font-weight="bold" officeooo:rsid="000ff69e" style:font-weight-asian="bold" style:font-weight-complex="bold"/>
    </style:style>
    <style:style style:name="T138" style:family="text">
      <style:text-properties fo:color="#3465a4" fo:font-style="italic" fo:font-weight="bold" officeooo:rsid="0011454d" style:font-style-asian="italic" style:font-weight-asian="bold" style:font-style-complex="italic" style:font-weight-complex="bold"/>
    </style:style>
    <style:style style:name="T139" style:family="text">
      <style:text-properties fo:color="#3465a4" fo:font-style="italic" fo:font-weight="bold" officeooo:rsid="00133b85" style:font-style-asian="italic" style:font-weight-asian="bold" style:font-style-complex="italic" style:font-weight-complex="bold"/>
    </style:style>
    <style:style style:name="T140" style:family="text">
      <style:text-properties fo:color="#3465a4" fo:font-style="italic" fo:font-weight="bold" officeooo:rsid="0013cac6" style:font-style-asian="italic" style:font-weight-asian="bold" style:font-style-complex="italic" style:font-weight-complex="bold"/>
    </style:style>
    <style:style style:name="T141" style:family="text">
      <style:text-properties officeooo:rsid="0051ba49"/>
    </style:style>
    <style:style style:name="T142" style:family="text">
      <style:text-properties fo:color="#77bc65" fo:font-style="italic" fo:font-weight="bold" officeooo:rsid="00313301" style:font-style-asian="italic" style:font-weight-asian="bold" style:font-style-complex="italic" style:font-weight-complex="bold"/>
    </style:style>
    <style:style style:name="T143" style:family="text">
      <style:text-properties officeooo:rsid="002489ce"/>
    </style:style>
    <style:style style:name="T144" style:family="text">
      <style:text-properties officeooo:rsid="0055dc89"/>
    </style:style>
    <style:style style:name="T145" style:family="text">
      <style:text-properties officeooo:rsid="005cffeb"/>
    </style:style>
    <style:style style:name="T146" style:family="text">
      <style:text-properties officeooo:rsid="005fef95"/>
    </style:style>
    <style:style style:name="T147" style:family="text">
      <style:text-properties officeooo:rsid="0060f7f4"/>
    </style:style>
    <style:style style:name="T148" style:family="text">
      <style:text-properties officeooo:rsid="00615f17"/>
    </style:style>
    <style:style style:name="T149" style:family="text">
      <style:text-properties officeooo:rsid="00631ea3"/>
    </style:style>
    <style:style style:name="T150" style:family="text">
      <style:text-properties officeooo:rsid="00635b6e"/>
    </style:style>
    <style:style style:name="T151" style:family="text">
      <style:text-properties fo:color="#ff0000"/>
    </style:style>
    <style:style style:name="T152" style:family="text">
      <style:text-properties fo:color="#ff0000" fo:font-style="italic" fo:font-weight="bold" officeooo:rsid="006407cc" style:font-style-asian="italic" style:font-weight-asian="bold" style:font-style-complex="italic" style:font-weight-complex="bold"/>
    </style:style>
    <style:style style:name="T153" style:family="text">
      <style:text-properties fo:color="#ff0000" fo:font-style="italic" fo:font-weight="bold" officeooo:rsid="00640f13" style:font-style-asian="italic" style:font-weight-asian="bold" style:font-style-complex="italic" style:font-weight-complex="bold"/>
    </style:style>
    <style:style style:name="T154" style:family="text">
      <style:text-properties officeooo:rsid="00668f35"/>
    </style:style>
    <style:style style:name="T155" style:family="text">
      <style:text-properties officeooo:rsid="0067423d"/>
    </style:style>
    <style:style style:name="T156" style:family="text">
      <style:text-properties officeooo:rsid="006e2f44"/>
    </style:style>
    <style:style style:name="T157" style:family="text">
      <style:text-properties officeooo:rsid="006f6ed0"/>
    </style:style>
    <style:style style:name="T158" style:family="text">
      <style:text-properties officeooo:rsid="0070855a"/>
    </style:style>
    <style:style style:name="T159" style:family="text">
      <style:text-properties officeooo:rsid="0073ff14"/>
    </style:style>
    <style:style style:name="T160" style:family="text">
      <style:text-properties officeooo:rsid="007469ba"/>
    </style:style>
    <style:style style:name="T161" style:family="text">
      <style:text-properties officeooo:rsid="00760c23"/>
    </style:style>
    <style:style style:name="T162" style:family="text">
      <style:text-properties officeooo:rsid="007cc874"/>
    </style:style>
    <style:style style:name="T163" style:family="text">
      <style:text-properties officeooo:rsid="007eae79"/>
    </style:style>
    <style:style style:name="T164" style:family="text">
      <style:text-properties officeooo:rsid="007f490d"/>
    </style:style>
    <style:style style:name="T165" style:family="text">
      <style:text-properties officeooo:rsid="007f74bb"/>
    </style:style>
    <style:style style:name="T166" style:family="text">
      <style:text-properties officeooo:rsid="007fdcf0"/>
    </style:style>
    <style:style style:name="T167" style:family="text">
      <style:text-properties officeooo:rsid="008005cf"/>
    </style:style>
    <style:style style:name="T168" style:family="text">
      <style:text-properties officeooo:rsid="008200a0"/>
    </style:style>
    <style:style style:name="T169" style:family="text">
      <style:text-properties officeooo:rsid="00828ffa"/>
    </style:style>
    <style:style style:name="T170" style:family="text">
      <style:text-properties officeooo:rsid="008350d4"/>
    </style:style>
    <style:style style:name="T171" style:family="text">
      <style:text-properties officeooo:rsid="00835c8b"/>
    </style:style>
    <style:style style:name="T172" style:family="text">
      <style:text-properties officeooo:rsid="0085e108"/>
    </style:style>
    <style:style style:name="T173" style:family="text">
      <style:text-properties officeooo:rsid="008a3431"/>
    </style:style>
    <style:style style:name="T174" style:family="text">
      <style:text-properties officeooo:rsid="008be699"/>
    </style:style>
    <style:style style:name="T175" style:family="text">
      <style:text-properties officeooo:rsid="008d03e0"/>
    </style:style>
    <style:style style:name="T176" style:family="text">
      <style:text-properties officeooo:rsid="008df204"/>
    </style:style>
    <style:style style:name="T177" style:family="text">
      <style:text-properties officeooo:rsid="008e3ad1"/>
    </style:style>
    <style:style style:name="T178" style:family="text">
      <style:text-properties officeooo:rsid="0090cb0f"/>
    </style:style>
    <style:style style:name="T179" style:family="text">
      <style:text-properties officeooo:rsid="0092ab50"/>
    </style:style>
    <style:style style:name="T180" style:family="text">
      <style:text-properties officeooo:rsid="0093c225"/>
    </style:style>
    <style:style style:name="T181" style:family="text">
      <style:text-properties officeooo:rsid="0095090d"/>
    </style:style>
    <style:style style:name="T182" style:family="text">
      <style:text-properties officeooo:rsid="0095714a"/>
    </style:style>
    <style:style style:name="T183" style:family="text">
      <style:text-properties officeooo:rsid="0095c689"/>
    </style:style>
    <style:style style:name="T184" style:family="text">
      <style:text-properties officeooo:rsid="00961788"/>
    </style:style>
    <text:list-style style:name="L1">
      <text:list-level-style-bullet text:level="1" text:style-name="Bullet_20_Symbols" style:num-suffix="." text:bullet-char="•">
        <style:list-level-properties text:space-before="3.288cm" text:min-label-width="0.499cm"/>
      </text:list-level-style-bullet>
      <text:list-level-style-bullet text:level="2" text:style-name="Bullet_20_Symbols" style:num-suffix="." text:bullet-char="•">
        <style:list-level-properties text:space-before="4.535cm" text:min-label-width="0.499cm"/>
      </text:list-level-style-bullet>
      <text:list-level-style-bullet text:level="3" text:style-name="Bullet_20_Symbols" style:num-suffix="." text:bullet-char="•">
        <style:list-level-properties text:space-before="5.782cm" text:min-label-width="0.499cm"/>
      </text:list-level-style-bullet>
      <text:list-level-style-bullet text:level="4" text:style-name="Bullet_20_Symbols" style:num-suffix="." text:bullet-char="•">
        <style:list-level-properties text:space-before="7.029cm" text:min-label-width="0.499cm"/>
      </text:list-level-style-bullet>
      <text:list-level-style-bullet text:level="5" text:style-name="Bullet_20_Symbols" style:num-suffix="." text:bullet-char="•">
        <style:list-level-properties text:space-before="8.276cm" text:min-label-width="0.499cm"/>
      </text:list-level-style-bullet>
      <text:list-level-style-bullet text:level="6" text:style-name="Bullet_20_Symbols" style:num-suffix="." text:bullet-char="•">
        <style:list-level-properties text:space-before="9.523cm" text:min-label-width="0.499cm"/>
      </text:list-level-style-bullet>
      <text:list-level-style-bullet text:level="7" text:style-name="Bullet_20_Symbols" style:num-suffix="." text:bullet-char="•">
        <style:list-level-properties text:space-before="10.77cm" text:min-label-width="0.499cm"/>
      </text:list-level-style-bullet>
      <text:list-level-style-bullet text:level="8" text:style-name="Bullet_20_Symbols" style:num-suffix="." text:bullet-char="•">
        <style:list-level-properties text:space-before="12.018cm" text:min-label-width="0.499cm"/>
      </text:list-level-style-bullet>
      <text:list-level-style-bullet text:level="9" text:style-name="Bullet_20_Symbols" style:num-suffix="." text:bullet-char="•">
        <style:list-level-properties text:space-before="13.265cm" text:min-label-width="0.499cm"/>
      </text:list-level-style-bullet>
      <text:list-level-style-bullet text:level="10" text:style-name="Bullet_20_Symbols" style:num-suffix="." text:bullet-char="•">
        <style:list-level-properties text:space-before="14.51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2.018cm" text:min-label-width="0.499cm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3">S</text:span><text:span text:style-name="T2">tart termial (ctrl+alt+t)</text:span></text:p>
      <text:p text:style-name="P6"/>
      <text:p text:style-name="P12">OS version <text:span text:style-name="T172">(check version)</text:span>– <text:span text:style-name="T121">Syntax</text:span>: lsb_release -a</text:p>
      <text:p text:style-name="P12"><text:tab/><text:tab/><text:span text:style-name="T121">Output:</text:span> <text:tab/>No LSB modules are available.</text:p>
      <text:p text:style-name="P12"><text:tab/><text:tab/><text:tab/><text:tab/>Distributor ID:<text:tab/>Ubuntu</text:p>
      <text:p text:style-name="P12"><text:tab/><text:tab/><text:tab/><text:tab/>Description:<text:tab/>Ubuntu 20.04.2 LTS</text:p>
      <text:p text:style-name="P12"><text:tab/><text:tab/><text:tab/><text:tab/>Release:<text:tab/>20.04</text:p>
      <text:p text:style-name="P12"><text:tab/><text:tab/><text:tab/><text:tab/>Codename:<text:tab/>focal</text:p>
      <text:p text:style-name="P6"/>
      <text:p text:style-name="P13"><text:span text:style-name="T4">1)</text:span><text:span text:style-name="T135"> </text:span><text:span text:style-name="T136">p</text:span><text:span text:style-name="T137">wd- </text:span>To know which directory you are in, you can use the “<text:span text:style-name="T1">pwd”</text:span> command. <text:tab/></text:p>
      <text:p text:style-name="P13"><text:tab/><text:span text:style-name="T32">syntax: </text:span><text:span text:style-name="T5">pwd</text:span></text:p>
      <text:p text:style-name="P13"><text:tab/><text:span text:style-name="T32">output : </text:span><text:span text:style-name="T35">home/beryl(username) (absolute path beryl ) </text:span><text:span text:style-name="T39">or current dir.</text:span><text:span text:style-name="T35"><text:tab/></text:span></text:p>
      <text:p text:style-name="P24"/>
      <text:p text:style-name="P14"><text:span text:style-name="T62">2) </text:span><text:span text:style-name="T138">ls- </text:span><text:span text:style-name="T96">T</text:span><text:span text:style-name="T95">o</text:span><text:span text:style-name="T34"> know what files are in the directory you are in.</text:span></text:p>
      <text:p text:style-name="P15"><text:span text:style-name="T34"><text:tab/></text:span><text:span text:style-name="T35">syntax: </text:span><text:span text:style-name="T36">ls</text:span></text:p>
      <text:p text:style-name="P15"><text:span text:style-name="T34"><text:tab/></text:span><text:span text:style-name="T35">output : </text:span><text:span text:style-name="T36">all files and folders </text:span></text:p>
      <text:p text:style-name="P25"><text:tab/></text:p>
      <text:p text:style-name="P21"><text:span text:style-name="T36"><text:tab/></text:span><text:span text:style-name="T40">i) </text:span><text:span text:style-name="T56">ls -a </text:span><text:span text:style-name="T61">(</text:span><text:span text:style-name="T55">output : h</text:span><text:span text:style-name="T56">idden files and folders</text:span><text:span text:style-name="T61">)</text:span></text:p>
      <text:p text:style-name="P3"><text:span text:style-name="T36"><text:tab/></text:span><text:span text:style-name="T40">ii) ls -R (display the sub-directories and files)</text:span></text:p>
      <text:p text:style-name="P35"><text:tab/> <text:s text:c="3"/>syntax: $ ls -R</text:p>
      <text:p text:style-name="P35"><text:tab/> <text:s text:c="2"/>Outut:</text:p>
      <text:p text:style-name="P3"><text:span text:style-name="T40"><text:tab/><text:tab/><text:tab/></text:span><text:span text:style-name="T104">.:</text:span></text:p>
      <text:p text:style-name="P49"><text:tab/><text:tab/><text:tab/>dee</text:p>
      <text:p text:style-name="P49"/>
      <text:p text:style-name="P49"><text:tab/><text:tab/><text:tab/>./dee:</text:p>
      <text:p text:style-name="P49"><text:tab/><text:tab/><text:tab/>folder</text:p>
      <text:p text:style-name="P49"/>
      <text:p text:style-name="P49"><text:tab/><text:tab/><text:tab/>./dee/folder:</text:p>
      <text:p text:style-name="P49"><text:tab/><text:tab/><text:tab/>test.txt</text:p>
      <text:p text:style-name="P4"><text:span text:style-name="T40"><text:tab/>iii) </text:span><text:span text:style-name="T36">ls -</text:span><text:span text:style-name="T40">r</text:span><text:span text:style-name="T36"> </text:span><text:span text:style-name="T40">(</text:span><text:span text:style-name="T35">output : </text:span><text:span text:style-name="T40">dislay in reverse order)</text:span></text:p>
      <text:p text:style-name="P21"><text:span text:style-name="T61"><text:tab/></text:span><text:span text:style-name="T65">iv) ls -l <text:s/></text:span><text:span text:style-name="T45">(To display the file details)</text:span><text:span text:style-name="T48"> or ls -l test.txt</text:span></text:p>
      <text:p text:style-name="P21"><text:span text:style-name="T45"><text:tab/><text:tab/>Output: -</text:span><text:span text:style-name="T118">rw-rw-r-- 1 beryl beryl 6 Dec 20 17:37 t.txt</text:span></text:p>
      <text:p text:style-name="P84"><text:tab/><text:tab/></text:p>
      <table:table table:name="Table5" table:style-name="Table5">
        <table:table-column table:style-name="Table5.A"/>
        <table:table-column table:style-name="Table5.B"/>
        <table:table-row table:style-name="TableLine94491915956224">
          <table:table-cell table:style-name="Table5.A1" office:value-type="string">
            <text:p text:style-name="P105">-</text:p>
          </table:table-cell>
          <table:table-cell table:style-name="Table5.A1" office:value-type="string">
            <text:p text:style-name="Table_20_Contents">The first character represents the file type: "<text:span text:style-name="T1">-</text:span>" for a regular file, "<text:span text:style-name="T1">d</text:span>" for a directory, "<text:span text:style-name="T1">l</text:span>" for a symbolic link.</text:p>
          </table:table-cell>
        </table:table-row>
        <table:table-row table:style-name="TableLine94491916007184">
          <table:table-cell table:style-name="Table5.A1" office:value-type="string">
            <text:p text:style-name="P105">rwx</text:p>
          </table:table-cell>
          <table:table-cell table:style-name="Table5.A1" office:value-type="string">
            <text:p text:style-name="Table_20_Contents">The next three characters represent the permissions for the file's owner: in this case, the owner may <text:span text:style-name="T1">r</text:span>ead from, <text:span text:style-name="T1">w</text:span>rite to, ore <text:span text:style-name="T1">x</text:span>ecute the file.</text:p>
          </table:table-cell>
        </table:table-row>
        <table:table-row table:style-name="TableLine94491916041888">
          <table:table-cell table:style-name="Table5.A1" office:value-type="string">
            <text:p text:style-name="P105">rw-</text:p>
          </table:table-cell>
          <table:table-cell table:style-name="Table5.A1" office:value-type="string">
            <text:p text:style-name="Table_20_Contents">The next three characters represent the permissions for members of the file group. In this case, any member of the file's owning group may <text:span text:style-name="T1">r</text:span>ead from or <text:span text:style-name="T1">w</text:span>rite to the file. The final dash is a placeholder; group members do not have permission to execute this file.</text:p>
          </table:table-cell>
        </table:table-row>
        <table:table-row table:style-name="TableLine94491916042416">
          <table:table-cell table:style-name="Table5.A1" office:value-type="string">
            <text:p text:style-name="P105">r--</text:p>
          </table:table-cell>
          <table:table-cell table:style-name="Table5.A1" office:value-type="string">
            <text:p text:style-name="Table_20_Contents">The permissions for "others" (everyone else). Others may only <text:span text:style-name="T1">r</text:span>ead this file.</text:p>
          </table:table-cell>
        </table:table-row>
        <table:table-row table:style-name="TableLine94491916043136">
          <table:table-cell table:style-name="Table5.A1" office:value-type="string">
            <text:p text:style-name="P105">1</text:p>
          </table:table-cell>
          <table:table-cell table:style-name="Table5.A1" office:value-type="string">
            <text:p text:style-name="Table_20_Contents">The number of <text:a xlink:type="simple" xlink:href="https://www.computerhope.com/jargon/h/hardlink.htm" text:style-name="Internet_20_link" text:visited-style-name="Visited_20_Internet_20_Link">hard links</text:a> to this file.</text:p>
          </table:table-cell>
        </table:table-row>
        <table:table-row table:style-name="TableLine94491916043936">
          <table:table-cell table:style-name="Table5.A1" office:value-type="string">
            <text:p text:style-name="P105">hope</text:p>
          </table:table-cell>
          <table:table-cell table:style-name="Table5.A1" office:value-type="string">
            <text:p text:style-name="Table_20_Contents">The file's owner.</text:p>
          </table:table-cell>
        </table:table-row>
        <table:table-row table:style-name="TableLine94491916044688">
          <table:table-cell table:style-name="Table5.A1" office:value-type="string">
            <text:p text:style-name="P105">hopestaff</text:p>
          </table:table-cell>
          <table:table-cell table:style-name="Table5.A1" office:value-type="string">
            <text:p text:style-name="Table_20_Contents">The group to whom the file belongs.</text:p>
          </table:table-cell>
        </table:table-row>
        <table:table-row table:style-name="TableLine94491916045488">
          <table:table-cell table:style-name="Table5.A1" office:value-type="string">
            <text:p text:style-name="P105">123</text:p>
          </table:table-cell>
          <table:table-cell table:style-name="Table5.A1" office:value-type="string">
            <text:p text:style-name="Table_20_Contents">The size of the file in <text:a xlink:type="simple" xlink:href="https://www.computerhope.com/jargon/b/block.htm" text:style-name="Internet_20_link" text:visited-style-name="Visited_20_Internet_20_Link">blocks</text:a>.</text:p>
          </table:table-cell>
        </table:table-row>
        <table:table-row table:style-name="TableLine94491916046288">
          <table:table-cell table:style-name="Table5.A1" office:value-type="string">
            <text:p text:style-name="P105">Feb 03 15:36</text:p>
          </table:table-cell>
          <table:table-cell table:style-name="Table5.A1" office:value-type="string">
            <text:p text:style-name="Table_20_Contents">The file's mtime (date and time when the file was last modified).</text:p>
          </table:table-cell>
        </table:table-row>
        <table:table-row table:style-name="TableLine94491916047008">
          <table:table-cell table:style-name="Table5.A1" office:value-type="string">
            <text:p text:style-name="P105">file.txt</text:p>
          </table:table-cell>
          <table:table-cell table:style-name="Table5.A1" office:value-type="string">
            <text:p text:style-name="Table_20_Contents">The name of the file.</text:p>
          </table:table-cell>
        </table:table-row>
      </table:table>
      <text:p text:style-name="P84"/>
      <text:p text:style-name="P35"/>
      <text:p text:style-name="P35"><text:soft-page-break/></text:p>
      <text:p text:style-name="P25"><text:tab/></text:p>
      <text:p text:style-name="P26"><text:tab/><text:span text:style-name="T6">v) ls -hl (human readable )</text:span></text:p>
      <text:p text:style-name="P16"><text:span text:style-name="T70"><text:tab/>vi) ls -s </text:span><text:span text:style-name="T6">list files or directories with their sizes:</text:span></text:p>
      <text:p text:style-name="P40"/>
      <text:p text:style-name="P16"><text:span text:style-name="T62"><text:tab/></text:span><text:span text:style-name="T70">vii) ls -t (to list files or directories and sort by last modified date and time in descending)</text:span></text:p>
      <text:p text:style-name="P16"><text:span text:style-name="T70"><text:tab/>viii)ls -S (list files or directories and sort by date or time in descending order</text:span><text:span text:style-name="T71">)</text:span></text:p>
      <text:p text:style-name="P71"><text:span text:style-name="T71"><text:tab/></text:span><text:span text:style-name="T70">viii)ls -</text:span><text:span text:style-name="T81">m</text:span><text:span text:style-name="T70"> (list files or directories </text:span><text:span text:style-name="T81">by comma)</text:span></text:p>
      <text:p text:style-name="P16"><text:span text:style-name="T71"><text:tab/>ix) ls&gt; output.txt </text:span><text:span text:style-name="T72">(create file with dir)</text:span></text:p>
      <text:p text:style-name="P41"><text:tab/><text:tab/>beryl@beryl-HP-ProBook-6460b:~$ cat output.txt</text:p>
      <text:p text:style-name="P41"><text:tab/><text:tab/>deepak dobhial</text:p>
      <text:p text:style-name="P41"><text:tab/><text:tab/>Desktop</text:p>
      <text:p text:style-name="P41"><text:tab/><text:tab/>Documents</text:p>
      <text:p text:style-name="P41"><text:tab/><text:tab/>Downloads</text:p>
      <text:p text:style-name="P41"><text:tab/><text:tab/>fol1</text:p>
      <text:p text:style-name="P41"><text:tab/><text:tab/>fol2</text:p>
      <text:p text:style-name="P41"><text:tab/><text:tab/>Music</text:p>
      <text:p text:style-name="P41"><text:tab/><text:tab/>new folder</text:p>
      <text:p text:style-name="P41"><text:tab/><text:tab/>output.txt</text:p>
      <text:p text:style-name="P41"><text:tab/><text:tab/>Pictures</text:p>
      <text:p text:style-name="P41"><text:tab/><text:tab/>Public</text:p>
      <text:p text:style-name="P41"><text:tab/><text:tab/>snap</text:p>
      <text:p text:style-name="P41"><text:tab/><text:tab/>Templates</text:p>
      <text:p text:style-name="P41"><text:tab/><text:tab/>Videos</text:p>
      <text:p text:style-name="P16"><text:span text:style-name="T71"><text:tab/></text:span><text:span text:style-name="T82">x) ls -cl (sort dir using change time with details)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6"><text:span text:style-name="T62">3) </text:span><text:span text:style-name="T139">m</text:span><text:span text:style-name="T140">kdir</text:span><text:span text:style-name="T57"> - </text:span><text:span text:style-name="T97">T</text:span><text:span text:style-name="T95">o</text:span><text:span text:style-name="T34"> create a folder or a directory.</text:span></text:p>
      <text:p text:style-name="P16"><text:span text:style-name="T34"><text:tab/></text:span><text:span text:style-name="T35">syntax: </text:span><text:span text:style-name="T37">mkdir deepak\ dobhial</text:span></text:p>
      <text:p text:style-name="P16"><text:span text:style-name="T37"><text:tab/></text:span><text:span text:style-name="T35">output : </text:span><text:span text:style-name="T37">deepak dobhial</text:span></text:p>
      <text:p text:style-name="P27"><text:tab/></text:p>
      <text:p text:style-name="P16"><text:span text:style-name="T57"><text:tab/></text:span><text:span text:style-name="T63">i) mkdir -p </text:span><text:span text:style-name="T42">(create parent directory first, if it doesn't exist. But if it already exists, then it will <text:tab/><text:tab/>not print an error message and will move further to create sub-directories)</text:span></text:p>
      <text:p text:style-name="P16"><text:span text:style-name="T42"><text:tab/><text:tab/></text:span><text:span text:style-name="T63">Syntax: mkdir -p new\ folder/dee</text:span></text:p>
      <text:p text:style-name="P36"><text:tab/><text:tab/></text:p>
      <text:p text:style-name="P29"/>
      <text:p text:style-name="P16"><text:span text:style-name="T42"><text:tab/></text:span><text:span text:style-name="T63">ii) mkdir -v </text:span><text:span text:style-name="T105">(print a message with every new file created.</text:span><text:span text:style-name="T106">)</text:span></text:p>
      <text:p text:style-name="P22"><text:span text:style-name="T106"><text:tab/><text:tab/></text:span><text:span text:style-name="T63">Syntax: mkdir -</text:span><text:span text:style-name="T64">v</text:span><text:span text:style-name="T63"> </text:span><text:span text:style-name="T64">folder1 folder2 folder3</text:span></text:p>
      <text:p text:style-name="P16"><text:span text:style-name="T42"><text:tab/><text:tab/></text:span><text:span text:style-name="T64">Output</text:span><text:span text:style-name="T43">: mkdir: created directory 'folder1'</text:span></text:p>
      <text:p text:style-name="P30"><text:tab/><text:tab/><text:tab/>mkdir: created directory 'folder2'</text:p>
      <text:p text:style-name="P30"><text:tab/><text:tab/><text:tab/>mkdir: created directory 'folder3'</text:p>
      <text:p text:style-name="P30"/>
      <text:p text:style-name="P16"><text:span text:style-name="T37"><text:tab/></text:span><text:span text:style-name="T64">iii) mkdir -pv/ mkdir -vp </text:span><text:span text:style-name="T106">(create parent directory and sub-dir with message)</text:span></text:p>
      <text:p text:style-name="P50"><text:tab/></text:p>
      <text:p text:style-name="P16"><text:span text:style-name="T106"><text:tab/></text:span><text:span text:style-name="T64">iv) </text:span><text:span text:style-name="T119">mkdir -m rwx folder4 </text:span><text:span text:style-name="T107">(will give access to user, group and other to read, write and <text:tab/><text:tab/><text:tab/><text:tab/><text:tab/><text:tab/>execute this directory. Error if already exist)</text:span></text:p>
      <text:p text:style-name="P63"/>
      <text:p text:style-name="P63"><text:soft-page-break/></text:p>
      <table:table table:name="Table4" table:style-name="Table4">
        <table:table-column table:style-name="Table4.A"/>
        <table:table-column table:style-name="Table4.B"/>
        <table:table-row table:style-name="TableLine94491916052144">
          <table:table-cell table:style-name="Table4.A1" office:value-type="string">
            <text:p text:style-name="Table_20_Contents"><text:span text:style-name="T1">-m=</text:span><text:span text:style-name="T33">mode</text:span>,<text:line-break/><text:span text:style-name="T1">--mode=</text:span><text:span text:style-name="T33">mode</text:span></text:p>
          </table:table-cell>
          <table:table-cell table:style-name="Table4.A1" office:value-type="string">
            <text:p text:style-name="Table_20_Contents">You can use the <text:span text:style-name="T1">-m</text:span> option to set a file mode (<text:a xlink:type="simple" xlink:href="https://www.computerhope.com/jargon/p/permissi.htm" text:style-name="Internet_20_link" text:visited-style-name="Visited_20_Internet_20_Link">permissions</text:a>, etc.) for the created directories. The syntax of <text:span text:style-name="T33">mode</text:span> is the same as with the <text:a xlink:type="simple" xlink:href="https://www.computerhope.com/unix/uchmod.htm" text:style-name="Internet_20_link" text:visited-style-name="Visited_20_Internet_20_Link"><text:span text:style-name="T1">chmod</text:span></text:a> command.</text:p>
          </table:table-cell>
        </table:table-row>
        <table:table-row table:style-name="TableLine94491915918336">
          <table:table-cell table:style-name="Table4.A1" office:value-type="string">
            <text:p text:style-name="Table_20_Contents"><text:span text:style-name="T1">-p</text:span>,<text:line-break/><text:span text:style-name="T1">--parents</text:span></text:p>
          </table:table-cell>
          <table:table-cell table:style-name="Table4.A1" office:value-type="string">
            <text:p text:style-name="Table_20_Contents">Create <text:a xlink:type="simple" xlink:href="https://www.computerhope.com/jargon/p/parechil.htm" text:style-name="Internet_20_link" text:visited-style-name="Visited_20_Internet_20_Link">parent</text:a> directories as necessary. When this option is specified, no error is reported if a <text:span text:style-name="T33">directory</text:span> already exists.</text:p>
          </table:table-cell>
        </table:table-row>
        <table:table-row table:style-name="TableLine94491915917456">
          <table:table-cell table:style-name="Table4.A1" office:value-type="string">
            <text:p text:style-name="Table_20_Contents"><text:span text:style-name="T1">-v</text:span>,<text:line-break/><text:span text:style-name="T1">--verbose</text:span></text:p>
          </table:table-cell>
          <table:table-cell table:style-name="Table4.A1" office:value-type="string">
            <text:p text:style-name="Table_20_Contents"><text:a xlink:type="simple" xlink:href="https://www.computerhope.com/jargon/v/verbose.htm" text:style-name="Internet_20_link" text:visited-style-name="Visited_20_Internet_20_Link">Verbose</text:a> output. Print a message for each created directory.</text:p>
          </table:table-cell>
        </table:table-row>
        <table:table-row table:style-name="TableLine94491915921264">
          <table:table-cell table:style-name="Table4.A1" office:value-type="string">
            <text:p text:style-name="Table_20_Contents"><text:span text:style-name="T1">-Z=</text:span><text:span text:style-name="T33">context</text:span>,<text:line-break/><text:span text:style-name="T1">--context=</text:span><text:span text:style-name="T33">context</text:span></text:p>
          </table:table-cell>
          <table:table-cell table:style-name="Table4.A1" office:value-type="string">
            <text:p text:style-name="Table_20_Contents">If you are using <text:a xlink:type="simple" xlink:href="https://www.computerhope.com/jargon/s/selinux.htm" text:style-name="Internet_20_link" text:visited-style-name="Visited_20_Internet_20_Link">SELinux</text:a>, this option sets the security context of each created directory to <text:span text:style-name="T33">context</text:span>. For detailed information about security contexts, consult your SELinux documentation.</text:p>
          </table:table-cell>
        </table:table-row>
        <table:table-row table:style-name="TableLine94491915924528">
          <table:table-cell table:style-name="Table4.A1" office:value-type="string">
            <text:p text:style-name="P105">--help</text:p>
          </table:table-cell>
          <table:table-cell table:style-name="Table4.A1" office:value-type="string">
            <text:p text:style-name="Table_20_Contents">Display a help message, and exit.</text:p>
          </table:table-cell>
        </table:table-row>
        <table:table-row table:style-name="TableLine94491915922608">
          <table:table-cell table:style-name="Table4.A1" office:value-type="string">
            <text:p text:style-name="P105">--version</text:p>
          </table:table-cell>
          <table:table-cell table:style-name="Table4.A1" office:value-type="string">
            <text:p text:style-name="Table_20_Contents">Display <text:a xlink:type="simple" xlink:href="https://www.computerhope.com/jargon/v/version.htm" text:style-name="Internet_20_link" text:visited-style-name="Visited_20_Internet_20_Link">version</text:a> information, and exit.</text:p>
          </table:table-cell>
        </table:table-row>
      </table:table>
      <text:p text:style-name="P63"/>
      <text:p text:style-name="P27"><text:tab/></text:p>
      <text:p text:style-name="P37"/>
      <text:p text:style-name="P16"><text:span text:style-name="T62">4) </text:span><text:span text:style-name="T140">cd-</text:span><text:span text:style-name="T57"> <text:s/></text:span><text:span text:style-name="T97">T</text:span><text:span text:style-name="T95">o</text:span><text:span text:style-name="T34"> go to a directory </text:span><text:span text:style-name="T37">(case sensitive)<text:tab/><text:tab/></text:span></text:p>
      <text:p text:style-name="P16"><text:span text:style-name="T34"><text:tab/></text:span><text:span text:style-name="T35">syntax: </text:span><text:span text:style-name="T37">cd deepak\ dobhial </text:span><text:span text:style-name="T38">or cd /home/beryl/deepak\ dobhial<text:tab/><text:tab/></text:span></text:p>
      <text:p text:style-name="P16"><text:span text:style-name="T37"><text:tab/></text:span><text:span text:style-name="T35">output : </text:span><text:span text:style-name="T37">~/deepak dobhial$</text:span></text:p>
      <text:p text:style-name="P27"><text:tab/></text:p>
      <table:table table:name="Table1" table:style-name="Table1">
        <table:table-column table:style-name="Table1.A"/>
        <table:table-column table:style-name="Table1.B"/>
        <table:table-row table:style-name="TableLine94491916119424">
          <table:table-cell table:style-name="Table1.A1" office:value-type="string">
            <text:p text:style-name="P103">cd or cd ~</text:p>
          </table:table-cell>
          <table:table-cell table:style-name="Table1.A1" office:value-type="string">
            <text:p text:style-name="P103">Navigate to HOME directory</text:p>
          </table:table-cell>
        </table:table-row>
        <table:table-row table:style-name="TableLine94491916068448">
          <table:table-cell table:style-name="Table1.A1" office:value-type="string">
            <text:p text:style-name="P103">cd ..</text:p>
          </table:table-cell>
          <table:table-cell table:style-name="Table1.A1" office:value-type="string">
            <text:p text:style-name="P103">Move one level up</text:p>
          </table:table-cell>
        </table:table-row>
        <table:table-row table:style-name="TableLine94491916069088">
          <table:table-cell table:style-name="Table1.A1" office:value-type="string">
            <text:p text:style-name="P103">cd <text:span text:style-name="T120">dir1</text:span></text:p>
          </table:table-cell>
          <table:table-cell table:style-name="Table1.A1" office:value-type="string">
            <text:p text:style-name="P103">To change to a particular directory</text:p>
          </table:table-cell>
        </table:table-row>
        <table:table-row table:style-name="TableLine94491916074528">
          <table:table-cell table:style-name="Table1.A1" office:value-type="string">
            <text:p text:style-name="P103">Cd /</text:p>
            <text:p text:style-name="P104">cd -</text:p>
          </table:table-cell>
          <table:table-cell table:style-name="Table1.A1" office:value-type="string">
            <text:p text:style-name="P103">Move to the root directory</text:p>
            <text:p text:style-name="P104">Move to previous <text:span text:style-name="T134">parent dir </text:span>and <text:span text:style-name="T134">again use move to back child dir</text:span> </text:p>
          </table:table-cell>
        </table:table-row>
      </table:table>
      <text:p text:style-name="P27"/>
      <text:p text:style-name="P31"/>
      <text:p text:style-name="P28"/>
      <text:p text:style-name="P16"><text:span text:style-name="T62">5) </text:span><text:span text:style-name="T140">rmdir </text:span><text:span text:style-name="T57">- </text:span><text:span text:style-name="T97">T</text:span><text:span text:style-name="T95">o</text:span><text:span text:style-name="T34"> </text:span><text:span text:style-name="T37">delete a emty</text:span><text:span text:style-name="T34"> directory.</text:span></text:p>
      <text:p text:style-name="P16"><text:span text:style-name="T34"><text:tab/></text:span><text:span text:style-name="T35">syntax: </text:span><text:span text:style-name="T37">rmdir deepak\ dobhial</text:span></text:p>
      <text:p text:style-name="P27"/>
      <text:p text:style-name="P16"><text:span text:style-name="T37"><text:tab/></text:span><text:span text:style-name="T66">i) rmdir -p mydir1/mydir2/mydir3/ (</text:span><text:span text:style-name="T46">Removes the directory mydir3 and its parents(mydir2 &amp; <text:tab/><text:tab/><text:tab/><text:tab/><text:tab/><text:tab/>mydir1) too recursively if they are empty. )</text:span></text:p>
      <text:p text:style-name="P16"><text:span text:style-name="T46"><text:tab/></text:span><text:span text:style-name="T66">ii) rmdir -v mydir (displays verbose information)</text:span></text:p>
      <text:p text:style-name="P32"><text:tab/><text:tab/>Output: rmdir: removing directory, 'mydir'</text:p>
      <text:p text:style-name="P16"><text:span text:style-name="T46"><text:tab/>iii) </text:span><text:span text:style-name="Source_20_Text"><text:span text:style-name="T66">rmdir --ignore-fail-on-non-empty </text:span></text:span><text:span text:style-name="Source_20_Text"><text:span text:style-name="T67">mydir/(</text:span></text:span><text:span text:style-name="Source_20_Text"><text:span text:style-name="T109">The above command <text:tab/><text:tab/><text:tab/><text:tab/>will not remove the directory, but will stop <text:tab/><text:tab/><text:tab/><text:tab/>displaying error message.)</text:span></text:span></text:p>
      <text:p text:style-name="P27"><text:tab/></text:p>
      <text:p text:style-name="P16"><text:span text:style-name="T37"><text:tab/></text:span><text:span text:style-name="T47">iv) rmdir –version (Dislay version of rmdir command)</text:span></text:p>
      <text:p text:style-name="P33"/>
      <table:table table:name="Table3" table:style-name="Table3">
        <table:table-column table:style-name="Table3.A"/>
        <table:table-column table:style-name="Table3.B"/>
        <table:table-row table:style-name="TableLine94491916137312">
          <table:table-cell table:style-name="Table3.A1" office:value-type="string">
            <text:p text:style-name="P105">-p</text:p>
          </table:table-cell>
          <table:table-cell table:style-name="Table3.A1" office:value-type="string">
            <text:p text:style-name="Table_20_Contents">Each directory <text:a xlink:type="simple" xlink:href="https://www.computerhope.com/jargon/a/argument.htm" text:style-name="Internet_20_link" text:visited-style-name="Visited_20_Internet_20_Link">argument</text:a> is treated as a pathname of which all components will be removed, if they are empty, starting with the last component. (See <text:a xlink:type="simple" xlink:href="https://www.computerhope.com/unix/urm.htm" text:style-name="Internet_20_link" text:visited-style-name="Visited_20_Internet_20_Link">rm</text:a> for fully non-discriminant <text:a xlink:type="simple" xlink:href="https://www.computerhope.com/jargon/r/recursive.htm" text:style-name="Internet_20_link" text:visited-style-name="Visited_20_Internet_20_Link">recursive</text:a> removal.)</text:p>
          </table:table-cell>
        </table:table-row>
        <text:soft-page-break/>
        <table:table-row table:style-name="TableLine94491916151776">
          <table:table-cell table:style-name="Table3.A1" office:value-type="string">
            <text:p text:style-name="Table_20_Contents"><text:span text:style-name="T1">-v</text:span>, <text:span text:style-name="T1">--verbose</text:span></text:p>
          </table:table-cell>
          <table:table-cell table:style-name="Table3.A1" office:value-type="string">
            <text:p text:style-name="Table_20_Contents">Display <text:a xlink:type="simple" xlink:href="https://www.computerhope.com/jargon/v/verbose.htm" text:style-name="Internet_20_link" text:visited-style-name="Visited_20_Internet_20_Link">verbose</text:a> information for every directory processed.</text:p>
          </table:table-cell>
        </table:table-row>
        <table:table-row table:style-name="TableLine94491916152128">
          <table:table-cell table:style-name="Table3.A1" office:value-type="string">
            <text:p text:style-name="P105">--ignore-fail-on-non-empty</text:p>
          </table:table-cell>
          <table:table-cell table:style-name="Table3.A1" office:value-type="string">
            <text:p text:style-name="Table_20_Contents">Do not report a failure which occurs solely because a directory is non-empty. Normally, when <text:span text:style-name="T1">rmdir</text:span> is instructed to remove a non-empty directory, it reports an error. This option suppresses those error messages.</text:p>
          </table:table-cell>
        </table:table-row>
        <table:table-row table:style-name="TableLine94491916152656">
          <table:table-cell table:style-name="Table3.A1" office:value-type="string">
            <text:p text:style-name="P105">--help</text:p>
          </table:table-cell>
          <table:table-cell table:style-name="Table3.A1" office:value-type="string">
            <text:p text:style-name="Table_20_Contents">Display a help message, and exit.</text:p>
          </table:table-cell>
        </table:table-row>
        <table:table-row table:style-name="TableLine94491916153376">
          <table:table-cell table:style-name="Table3.A1" office:value-type="string">
            <text:p text:style-name="P105">--version</text:p>
          </table:table-cell>
          <table:table-cell table:style-name="Table3.A1" office:value-type="string">
            <text:p text:style-name="Table_20_Contents">Output version information, and exit.</text:p>
          </table:table-cell>
        </table:table-row>
      </table:table>
      <text:p text:style-name="P33"/>
      <text:p text:style-name="P33"/>
      <text:p text:style-name="P2"><text:span text:style-name="T41">6) </text:span><text:span text:style-name="T37">r</text:span><text:span text:style-name="T34">m – </text:span><text:span text:style-name="T95">To remove a file </text:span></text:p>
      <text:p text:style-name="P51"><text:tab/>syntax: rm new.txt</text:p>
      <text:p text:style-name="P51"/>
      <table:table table:name="Table7" table:style-name="Table7">
        <table:table-column table:style-name="Table7.A"/>
        <table:table-column table:style-name="Table7.B"/>
        <table:table-row table:style-name="TableLine94491916156912">
          <table:table-cell table:style-name="Table7.A1" office:value-type="string">
            <text:p text:style-name="Table_20_Heading">Option</text:p>
          </table:table-cell>
          <table:table-cell table:style-name="Table7.A1" office:value-type="string">
            <text:p text:style-name="Table_20_Heading">Description</text:p>
          </table:table-cell>
        </table:table-row>
        <table:table-row table:style-name="TableLine94491916168752">
          <table:table-cell table:style-name="Table7.A1" office:value-type="string">
            <text:p text:style-name="Table_20_Contents"><text:a xlink:type="simple" xlink:href="https://www.javatpoint.com/linux-rm-extension" text:style-name="Internet_20_link" text:visited-style-name="Visited_20_Internet_20_Link">rm *extension</text:a></text:p>
          </table:table-cell>
          <table:table-cell table:style-name="Table7.A1" office:value-type="string">
            <text:p text:style-name="Table_20_Contents">Used to delete files having same extension.</text:p>
          </table:table-cell>
        </table:table-row>
        <table:table-row table:style-name="TableLine94491916169104">
          <table:table-cell table:style-name="Table7.A1" office:value-type="string">
            <text:p text:style-name="Table_20_Contents"><text:a xlink:type="simple" xlink:href="https://www.javatpoint.com/linux-rm-r" text:style-name="Internet_20_link" text:visited-style-name="Visited_20_Internet_20_Link">rm -r or R</text:a></text:p>
          </table:table-cell>
          <table:table-cell table:style-name="Table7.A1" office:value-type="string">
            <text:p text:style-name="Table_20_Contents">To delete a directory recursively.</text:p>
          </table:table-cell>
        </table:table-row>
        <table:table-row table:style-name="TableLine94491916169632">
          <table:table-cell table:style-name="Table7.A1" office:value-type="string">
            <text:p text:style-name="Table_20_Contents"><text:a xlink:type="simple" xlink:href="https://www.javatpoint.com/linux-rm-i" text:style-name="Internet_20_link" text:visited-style-name="Visited_20_Internet_20_Link">rm -i</text:a></text:p>
          </table:table-cell>
          <table:table-cell table:style-name="Table7.A1" office:value-type="string">
            <text:p text:style-name="Table_20_Contents">Remove a file interactively.</text:p>
          </table:table-cell>
        </table:table-row>
        <table:table-row table:style-name="TableLine94491916170272">
          <table:table-cell table:style-name="Table7.A1" office:value-type="string">
            <text:p text:style-name="Table_20_Contents"><text:a xlink:type="simple" xlink:href="https://www.javatpoint.com/linux-rm-rf" text:style-name="Internet_20_link" text:visited-style-name="Visited_20_Internet_20_Link">rm -rf</text:a></text:p>
          </table:table-cell>
          <table:table-cell table:style-name="Table7.A1" office:value-type="string">
            <text:p text:style-name="Table_20_Contents">Remove a directory forcefully.</text:p>
          </table:table-cell>
        </table:table-row>
      </table:table>
      <text:p text:style-name="P51"/>
      <text:p text:style-name="P52"><text:tab/><text:span text:style-name="T11">rm *extension </text:span><text:span text:style-name="T143">(remove all the files ending with same extensions)</text:span></text:p>
      <text:p text:style-name="P52"><text:tab/><text:span text:style-name="T144">syntax: rm *txt</text:span></text:p>
      <text:p text:style-name="P52"><text:tab/></text:p>
      <text:p text:style-name="P2"><text:span text:style-name="T95"><text:tab/></text:span><text:span text:style-name="T34">rm -r</text:span><text:span text:style-name="T95"> <text:s/>remove directory </text:span><text:span text:style-name="T108">(emty or non empty)</text:span></text:p>
      <text:p text:style-name="P73"><text:span text:style-name="T103"><text:tab/></text:span><text:span text:style-name="T116">syntax: rm -r dir1</text:span></text:p>
      <text:p text:style-name="P64"><text:tab/></text:p>
      <text:p text:style-name="P73"><text:span text:style-name="T86"><text:tab/>rm -i file.txt or rm -ri dir1 (</text:span><text:span text:style-name="T116">Before deleting a file it will ask you want to delete it or not.)</text:span></text:p>
      <text:p text:style-name="P64"><text:tab/>output: rm: remove regular file 'magic.mgc'? Y or n</text:p>
      <text:p text:style-name="P64"><text:tab/></text:p>
      <text:p text:style-name="P73"><text:span text:style-name="T116"><text:tab/></text:span><text:span text:style-name="T86">rm -rf </text:span><text:span text:style-name="T87">dir1 or rm -f f.txt</text:span><text:span text:style-name="T116"> </text:span><text:span text:style-name="T117">(</text:span><text:span text:style-name="T116">command deletes directory forcefully. It means a file or directory will be <text:tab/><text:tab/><text:tab/><text:tab/><text:tab/>deleted anyhow even if it has read-only permission.</text:span><text:span text:style-name="T117">)</text:span></text:p>
      <text:p text:style-name="P52"><text:s/><text:tab/></text:p>
      <text:p text:style-name="P53"><text:tab/></text:p>
      <text:p text:style-name="P38"/>
      <text:p text:style-name="P18"><text:span text:style-name="T62">7) </text:span><text:span text:style-name="T58">cp- </text:span><text:span text:style-name="T99">To </text:span><text:span text:style-name="T95">copy files </text:span></text:p>
      <text:p text:style-name="P20"><text:span text:style-name="T95"><text:tab/></text:span><text:span text:style-name="T99">syntax: cp first.txt dee (folder name </text:span><text:span text:style-name="T101">“dee”</text:span><text:span text:style-name="T99"> where file copied)</text:span></text:p>
      <text:p text:style-name="P55"><text:tab/></text:p>
      <table:table table:name="Table8" table:style-name="Table8">
        <table:table-column table:style-name="Table8.A"/>
        <table:table-column table:style-name="Table8.B"/>
        <table:table-row table:style-name="TableLine94491916185904">
          <table:table-cell table:style-name="Table8.A1" office:value-type="string">
            <text:p text:style-name="Table_20_Heading">Option</text:p>
          </table:table-cell>
          <table:table-cell table:style-name="Table8.A1" office:value-type="string">
            <text:p text:style-name="Table_20_Heading">Function</text:p>
          </table:table-cell>
        </table:table-row>
        <table:table-row table:style-name="TableLine94491916203696">
          <table:table-cell table:style-name="Table8.A1" office:value-type="string">
            <text:p text:style-name="Table_20_Contents"><text:a xlink:type="simple" xlink:href="https://www.javatpoint.com/linux-cp-r" text:style-name="Internet_20_link" text:visited-style-name="Visited_20_Internet_20_Link">cp -r </text:a></text:p>
          </table:table-cell>
          <table:table-cell table:style-name="Table8.A1" office:value-type="string">
            <text:p text:style-name="Table_20_Contents">To copy a directory along with its sub dirctories.</text:p>
          </table:table-cell>
        </table:table-row>
        <table:table-row table:style-name="TableLine94491916204048">
          <table:table-cell table:style-name="Table8.A1" office:value-type="string">
            <text:p text:style-name="Table_20_Contents"><text:a xlink:type="simple" xlink:href="https://www.javatpoint.com/linux-copy-multiple-files" text:style-name="Internet_20_link" text:visited-style-name="Visited_20_Internet_20_Link">cp file1 file 2 directory name </text:a></text:p>
          </table:table-cell>
          <table:table-cell table:style-name="Table8.A1" office:value-type="string">
            <text:p text:style-name="Table_20_Contents">To copy multiple file or directories in a directory.</text:p>
          </table:table-cell>
        </table:table-row>
        <table:table-row table:style-name="TableLine94491916204576">
          <table:table-cell table:style-name="Table8.A1" office:value-type="string">
            <text:p text:style-name="Table_20_Contents"><text:a xlink:type="simple" xlink:href="https://www.javatpoint.com/linux-cp-backup" text:style-name="Internet_20_link" text:visited-style-name="Visited_20_Internet_20_Link">cp -backup </text:a></text:p>
          </table:table-cell>
          <table:table-cell table:style-name="Table8.A1" office:value-type="string">
            <text:p text:style-name="Table_20_Contents">To backup the existing file before over writing it.</text:p>
          </table:table-cell>
        </table:table-row>
        <table:table-row table:style-name="TableLine94491916205216">
          <table:table-cell table:style-name="Table8.A1" office:value-type="string">
            <text:p text:style-name="Table_20_Contents"><text:a xlink:type="simple" xlink:href="https://www.javatpoint.com/linux-cp-i" text:style-name="Internet_20_link" text:visited-style-name="Visited_20_Internet_20_Link">cp -i </text:a></text:p>
          </table:table-cell>
          <table:table-cell table:style-name="Table8.A1" office:value-type="string">
            <text:p text:style-name="Table_20_Contents">Asks for confirmtion.</text:p>
          </table:table-cell>
        </table:table-row>
        <table:table-row table:style-name="TableLine94491916205856">
          <table:table-cell table:style-name="Table8.A1" office:value-type="string">
            <text:p text:style-name="Table_20_Contents"><text:a xlink:type="simple" xlink:href="https://www.javatpoint.com/linux-cp-l" text:style-name="Internet_20_link" text:visited-style-name="Visited_20_Internet_20_Link">cp -l </text:a></text:p>
          </table:table-cell>
          <table:table-cell table:style-name="Table8.A1" office:value-type="string">
            <text:p text:style-name="Table_20_Contents">To create hard link file.</text:p>
          </table:table-cell>
        </table:table-row>
        <table:table-row table:style-name="TableLine94491916206448">
          <table:table-cell table:style-name="Table8.A1" office:value-type="string">
            <text:p text:style-name="Table_20_Contents"><text:a xlink:type="simple" xlink:href="https://www.javatpoint.com/linux-cp-p" text:style-name="Internet_20_link" text:visited-style-name="Visited_20_Internet_20_Link">cp -p </text:a></text:p>
          </table:table-cell>
          <table:table-cell table:style-name="Table8.A1" office:value-type="string">
            <text:p text:style-name="Table_20_Contents">Preserves attribute of a file.</text:p>
          </table:table-cell>
        </table:table-row>
        <table:table-row table:style-name="TableLine94491916207168">
          <table:table-cell table:style-name="Table8.A1" office:value-type="string">
            <text:p text:style-name="Table_20_Contents"><text:a xlink:type="simple" xlink:href="https://www.javatpoint.com/linux-cp-u-v" text:style-name="Internet_20_link" text:visited-style-name="Visited_20_Internet_20_Link">cp -u -v </text:a></text:p>
          </table:table-cell>
          <table:table-cell table:style-name="Table8.A1" office:value-type="string">
            <text:p text:style-name="Table_20_Contents">To make sure source file is newer then destination file.</text:p>
          </table:table-cell>
        </table:table-row>
      </table:table>
      <text:p text:style-name="P55"/>
      <text:p text:style-name="P74"><text:span text:style-name="T99">i</text:span><text:span text:style-name="T95">) </text:span><text:span text:style-name="T54">cp -r deep(soure folder) home/beryl/Desktop</text:span></text:p>
      <text:p text:style-name="P42"/>
      <text:p text:style-name="P74"><text:span text:style-name="T54">ii) cp -*</text:span><text:span text:style-name="T88">txt or file.txt magic.mgc /home/beryl/Desktop</text:span></text:p>
      <text:p text:style-name="P43">iii) cp --backup t.txt /home/beryl/Desktop (Make a backup copy of t.txt at destination dir)</text:p>
      <text:p text:style-name="P43">iv) cp -i t.txt /home/beryl/Desktop/</text:p>
      <text:p text:style-name="P43"><text:tab/>cp: overwrite '/home/beryl/Desktop/t.txt'? Y</text:p>
      <text:p text:style-name="P75"><text:soft-page-break/><text:span text:style-name="T54">v) </text:span><text:span text:style-name="T89">cp -p t.txt /home/beryl/Desktop (Same attributes)</text:span></text:p>
      <text:p text:style-name="P77">vi) cp -uv t.txt /home/beryl/Desktop/</text:p>
      <text:p text:style-name="P76"><text:span text:style-name="T54"><text:tab/>output: <text:s/>'t.txt' -&gt; '/home/beryl/Desktop/t.txt' (</text:span><text:span text:style-name="T90">overwirte file at destination</text:span><text:span text:style-name="T54">)</text:span></text:p>
      <text:p text:style-name="P78"/>
      <text:p text:style-name="P55"/>
      <text:p text:style-name="P54"/>
      <text:p text:style-name="P19"><text:span text:style-name="T62">8) </text:span><text:span text:style-name="T59">mv</text:span><text:span text:style-name="T58">- </text:span><text:span text:style-name="T99">To </text:span><text:span text:style-name="T100">move (or rename) </text:span><text:span text:style-name="T95"><text:s/>files </text:span></text:p>
      <text:p text:style-name="P19"><text:span text:style-name="T99"><text:tab/>syntax: </text:span><text:span text:style-name="T100">mv</text:span><text:span text:style-name="T99"> first.txt </text:span><text:span text:style-name="T111">folder1</text:span><text:span text:style-name="T99"> (</text:span><text:span text:style-name="T111">f</text:span><text:span text:style-name="T99">older</text:span><text:span text:style-name="T111">1</text:span><text:span text:style-name="T99"> where file </text:span><text:span text:style-name="T100">moved</text:span><text:span text:style-name="T99">)</text:span></text:p>
      <text:p text:style-name="P19"><text:span text:style-name="T99"><text:tab/><text:tab/></text:span><text:span text:style-name="T100">mv first.txt test.txt (Change name to test)</text:span></text:p>
      <text:p text:style-name="P65"/>
      <text:p text:style-name="P65"><text:tab/></text:p>
      <table:table table:name="Table9" table:style-name="Table9">
        <table:table-column table:style-name="Table9.A"/>
        <table:table-column table:style-name="Table9.B"/>
        <table:table-row table:style-name="TableLine94491916223696">
          <table:table-cell table:style-name="Table9.A1" office:value-type="string">
            <text:p text:style-name="Table_20_Heading">Option</text:p>
          </table:table-cell>
          <table:table-cell table:style-name="Table9.A1" office:value-type="string">
            <text:p text:style-name="Table_20_Heading">Function</text:p>
          </table:table-cell>
        </table:table-row>
        <table:table-row table:style-name="TableLine94491915892944">
          <table:table-cell table:style-name="Table9.A1" office:value-type="string">
            <text:p text:style-name="Table_20_Contents"><text:a xlink:type="simple" xlink:href="https://www.javatpoint.com/linux-mv-i" text:style-name="Internet_20_link" text:visited-style-name="Visited_20_Internet_20_Link">mv -i</text:a></text:p>
          </table:table-cell>
          <table:table-cell table:style-name="Table9.A1" office:value-type="string">
            <text:p text:style-name="Table_20_Contents">Asks for permission to over write.</text:p>
          </table:table-cell>
        </table:table-row>
        <table:table-row table:style-name="TableLine94491916232208">
          <table:table-cell table:style-name="Table9.A1" office:value-type="string">
            <text:p text:style-name="Table_20_Contents"><text:a xlink:type="simple" xlink:href="https://www.javatpoint.com/linux-mv-asterisk" text:style-name="Internet_20_link" text:visited-style-name="Visited_20_Internet_20_Link">mv *</text:a></text:p>
          </table:table-cell>
          <table:table-cell table:style-name="Table9.A1" office:value-type="string">
            <text:p text:style-name="Table_20_Contents">Move multiple files to a specific directory.</text:p>
          </table:table-cell>
        </table:table-row>
        <table:table-row table:style-name="TableLine94491916232736">
          <table:table-cell table:style-name="Table9.A1" office:value-type="string">
            <text:p text:style-name="Table_20_Contents"><text:a xlink:type="simple" xlink:href="https://www.javatpoint.com/linux-mv-suffix" text:style-name="Internet_20_link" text:visited-style-name="Visited_20_Internet_20_Link">mv --suffix</text:a></text:p>
          </table:table-cell>
          <table:table-cell table:style-name="Table9.A1" office:value-type="string">
            <text:p text:style-name="Table_20_Contents">Used to take backup before over writing.</text:p>
          </table:table-cell>
        </table:table-row>
        <table:table-row table:style-name="TableLine94491916233376">
          <table:table-cell table:style-name="Table9.A1" office:value-type="string">
            <text:p text:style-name="Table_20_Contents"><text:a xlink:type="simple" xlink:href="https://www.javatpoint.com/linux-mv-u" text:style-name="Internet_20_link" text:visited-style-name="Visited_20_Internet_20_Link">mv -u</text:a></text:p>
          </table:table-cell>
          <table:table-cell table:style-name="Table9.A1" office:value-type="string">
            <text:p text:style-name="Table_20_Contents">Only move those files that doesn't exist.</text:p>
          </table:table-cell>
        </table:table-row>
      </table:table>
      <text:p text:style-name="P65"/>
      <text:p text:style-name="P65"/>
      <text:p text:style-name="P7"><text:span text:style-name="T51">i</text:span><text:span text:style-name="T34">) mv-i</text:span></text:p>
      <text:p text:style-name="P54"/>
      <text:p text:style-name="P39"><text:span text:style-name="T154">8</text:span>) rename using mv command – <text:span text:style-name="T145">mv t.txt test.txt (change name t.txt into test.txt)</text:span></text:p>
      <text:p text:style-name="P39"><text:tab/></text:p>
      <text:p text:style-name="P54"/>
      <text:p text:style-name="P1"><text:span text:style-name="T41">9) </text:span><text:span text:style-name="T37">t</text:span><text:span text:style-name="T34">ouch- <text:s/></text:span><text:span text:style-name="T95"><text:s/>To create a new file </text:span><text:span text:style-name="T49">(stat filename.txt – show file details)</text:span></text:p>
      <text:p text:style-name="P19"><text:span text:style-name="T98"><text:tab/>s</text:span><text:span text:style-name="T35">yntax: </text:span><text:span text:style-name="T85">touch new.txt<text:tab/> </text:span><text:span text:style-name="T68">or touch file1.txt file2.tx or </text:span><text:span text:style-name="T142">touch file{1,2}</text:span><text:span text:style-name="T68">.txt</text:span></text:p>
      <text:p text:style-name="P1"><text:span text:style-name="T97"><text:tab/></text:span><text:span text:style-name="T110">Out: new.txt or file1.txt file2.txt or file1.txt file2.txt</text:span></text:p>
      <text:p text:style-name="P56"><text:tab/></text:p>
      <text:p text:style-name="P19"><text:span text:style-name="T110"><text:tab/></text:span><text:span text:style-name="T68">i) touch -m file.txt (change the modification time of a file.)</text:span></text:p>
      <text:p text:style-name="P23"><text:span text:style-name="T68"><text:tab/></text:span><text:span text:style-name="T69">i</text:span><text:span text:style-name="T68">i) touch -</text:span><text:span text:style-name="T69">a</text:span><text:span text:style-name="T68"> file.txt (change the </text:span><text:span text:style-name="T69">access</text:span><text:span text:style-name="T68"> time of a file.)</text:span></text:p>
      <text:p text:style-name="P23"><text:span text:style-name="T68"><text:tab/></text:span><text:span text:style-name="T69">iii)</text:span><text:span text:style-name="T125">touch -c file.txt (</text:span><text:span text:style-name="T126">don’t create new file only change access and modification time </text:span><text:span text:style-name="T127">to <text:tab/><text:tab/><text:tab/><text:tab/>current time</text:span><text:span text:style-name="T126">)</text:span></text:p>
      <text:p text:style-name="P86"><text:tab/></text:p>
      <text:p text:style-name="P19"><text:span text:style-name="T96"><text:s/><text:tab/></text:span><text:span text:style-name="T112">iv)</text:span><text:span text:style-name="T73"> </text:span><text:span text:style-name="T2">touch -t 201903081047.30 file_name.txt</text:span></text:p>
      <text:p text:style-name="P10"/>
      <text:p text:style-name="Text_20_body"><text:tab/><text:tab/>The datetime format must be in <text:span text:style-name="Strong_20_Emphasis">CCYYMMDDhhmm.ss</text:span> where:</text:p>
      <text:list xml:id="list3259129035" text:style-name="L1">
        <text:list-item>
          <text:p text:style-name="P129">MM – The month of the year [01-12] </text:p>
        </text:list-item>
        <text:list-item>
          <text:p text:style-name="P129">DD – The day of the month [01-31] </text:p>
        </text:list-item>
        <text:list-item>
          <text:p text:style-name="P129">hh – The hour of the day [00-23] </text:p>
        </text:list-item>
        <text:list-item>
          <text:p text:style-name="P129">mm – The minute of the hour [00-59] </text:p>
        </text:list-item>
        <text:list-item>
          <text:p text:style-name="P129">CC – The first two digits of the year </text:p>
        </text:list-item>
        <text:list-item>
          <text:p text:style-name="P129">YY – The second two digits of the year </text:p>
        </text:list-item>
        <text:list-item>
          <text:p text:style-name="P125">SS – The second of the minute [00-59] </text:p>
        </text:list-item>
      </text:list>
      <text:p text:style-name="P57"><text:tab/><text:tab/><text:span text:style-name="T7">v) touch -r file1.txt</text:span><text:span text:style-name="T130"> </text:span><text:span text:style-name="T7">file2.txt</text:span><text:span text:style-name="T130"> (change timestamp of file2 from file1)</text:span></text:p>
      <text:p text:style-name="P19"><text:span text:style-name="T62">10) </text:span><text:span text:style-name="T55">c</text:span><text:span text:style-name="T59">at- </text:span><text:span text:style-name="T100"><text:s/>To </text:span><text:span text:style-name="T95">create a text file and will enter in the editor mode. </text:span><text:span text:style-name="T101">Enter text and Ctrl+d for save</text:span></text:p>
      <text:p text:style-name="P19"><text:span text:style-name="T95"><text:tab/></text:span><text:span text:style-name="T101">Syntax: cat&gt;test.txt</text:span></text:p>
      <text:p text:style-name="P58"><text:tab/></text:p>
      <text:p text:style-name="P19"><text:span text:style-name="T102"><text:tab/></text:span><text:span text:style-name="T115">i) </text:span><text:span text:style-name="T60">cat text.txt</text:span><text:span text:style-name="T102"> - To display the content of the file</text:span></text:p>
      <text:p text:style-name="P19"><text:span text:style-name="T102"><text:tab/></text:span><text:span text:style-name="T115">ii) </text:span><text:span text:style-name="T60">cat -n output.txt – </text:span><text:span text:style-name="T75">Display content with numbers</text:span></text:p>
      <text:p text:style-name="P59"><text:s text:c="3"/><text:tab/> <text:s/>1<text:tab/>deepak dobhial</text:p>
      <text:p text:style-name="P59"><text:soft-page-break/><text:s text:c="3"/><text:tab/> <text:s/>2<text:tab/>Desktop</text:p>
      <text:p text:style-name="P59"><text:s text:c="4"/><text:tab/> 3<text:tab/>Documents</text:p>
      <text:p text:style-name="P59"><text:s text:c="4"/><text:tab/> 4<text:tab/>Downloads</text:p>
      <text:p text:style-name="P59"><text:s text:c="4"/><text:tab/> 5<text:tab/>fol1</text:p>
      <text:p text:style-name="P59"><text:s text:c="5"/><text:tab/>6<text:tab/>fol2</text:p>
      <text:p text:style-name="P59"><text:s text:c="5"/><text:tab/>7<text:tab/>Music</text:p>
      <text:p text:style-name="P59"><text:s text:c="5"/><text:tab/>8<text:tab/>new folder</text:p>
      <text:p text:style-name="P59"><text:s text:c="4"/><text:tab/> 9<text:tab/>output.txt</text:p>
      <text:p text:style-name="P59"><text:s text:c="3"/><text:tab/> 10<text:tab/>Pictures</text:p>
      <text:p text:style-name="P59"><text:s text:c="3"/><text:tab/> 11<text:tab/>Public</text:p>
      <text:p text:style-name="P59"><text:s text:c="4"/><text:tab/>12<text:tab/>snap</text:p>
      <text:p text:style-name="P59"><text:s text:c="4"/><text:tab/>13<text:tab/>Templates</text:p>
      <text:p text:style-name="P59"><text:s text:c="4"/><text:tab/>14<text:tab/>Videos</text:p>
      <text:p text:style-name="P19"><text:span text:style-name="T102"><text:tab/></text:span><text:span text:style-name="T115">i</text:span><text:span text:style-name="T76">ii) cat file1.txt&gt;file2.txt (Copy contents of file1 to file2)</text:span></text:p>
      <text:p text:style-name="P44"><text:tab/></text:p>
      <text:p text:style-name="P19"><text:span text:style-name="T76"><text:tab/></text:span><text:span text:style-name="T77">iv) cat&gt;&gt;t4.txt (Append data in file)</text:span></text:p>
      <text:p text:style-name="P19"><text:span text:style-name="T77"><text:tab/></text:span><text:span text:style-name="T78">v) cat -T t.txt (Show tab ^I in output)</text:span></text:p>
      <text:p text:style-name="P45"><text:tab/>vi) cat -E t.txt (To display $ at end of each line)</text:p>
      <text:p text:style-name="P19"><text:span text:style-name="T78"><text:tab/></text:span><text:span text:style-name="T79">vii) cat -A t.txt (Show all non printing )</text:span></text:p>
      <text:p text:style-name="P19"><text:span text:style-name="T79"><text:tab/>viii) cat * (Show all files content) </text:span><text:span text:style-name="T80">or cat *.txt (Only text files)</text:span></text:p>
      <text:p text:style-name="P19"><text:span text:style-name="T80"><text:tab/></text:span><text:span text:style-name="T91">ix) cat &gt;new.txt &lt;&lt;EOF</text:span></text:p>
      <text:p text:style-name="P46"><text:tab/><text:tab/>output: &gt; hello</text:p>
      <text:p text:style-name="P19"><text:span text:style-name="T91"><text:tab/><text:tab/><text:tab/>&gt; EOF(displays an end marker at the end of a file. It is called </text:span><text:span text:style-name="Strong_20_Emphasis"><text:span text:style-name="T52">here directive</text:span></text:span><text:span text:style-name="T91"> and <text:tab/><text:tab/><text:tab/><text:tab/>file content will be saved at the given end marker.)</text:span></text:p>
      <text:p text:style-name="P19"><text:span text:style-name="T91"><text:tab/></text:span><text:span text:style-name="T92">x) cat week.txt |tac|cat|tac </text:span><text:span text:style-name="T152">(means cat output for tac then output for cat then again for tac</text:span><text:span text:style-name="T153">)</text:span></text:p>
      <text:p text:style-name="P47"><text:tab/></text:p>
      <text:p text:style-name="P19"><text:span text:style-name="T80"><text:tab/></text:span>Table 1 – All cat command options</text:p>
      <table:table table:name="Table2" table:style-name="Table2">
        <table:table-column table:style-name="Table2.A"/>
        <table:table-column table:style-name="Table2.B"/>
        <table:table-header-rows>
          <table:table-row table:style-name="TableLine94491916252224">
            <table:table-cell table:style-name="Table2.A1" office:value-type="string">
              <text:p text:style-name="Table_20_Heading">CLI option</text:p>
            </table:table-cell>
            <table:table-cell table:style-name="Table2.A1" office:value-type="string">
              <text:p text:style-name="Table_20_Heading">Meaning</text:p>
            </table:table-cell>
          </table:table-row>
        </table:table-header-rows>
        <table:table-row table:style-name="TableLine94491916335024">
          <table:table-cell table:style-name="Table2.A1" office:value-type="string">
            <text:p text:style-name="Table_20_Contents"><text:span text:style-name="Strong_20_Emphasis">-A</text:span></text:p>
          </table:table-cell>
          <table:table-cell table:style-name="Table2.A1" office:value-type="string">
            <text:p text:style-name="Table_20_Contents">Equivalent to -vET.</text:p>
          </table:table-cell>
        </table:table-row>
        <table:table-row table:style-name="TableLine94491916335376">
          <table:table-cell table:style-name="Table2.A1" office:value-type="string">
            <text:p text:style-name="Table_20_Contents"><text:span text:style-name="Strong_20_Emphasis">-b</text:span></text:p>
          </table:table-cell>
          <table:table-cell table:style-name="Table2.A1" office:value-type="string">
            <text:p text:style-name="Table_20_Contents">Number nonempty output lines. <text:span text:style-name="T150">(remove empty line)</text:span></text:p>
          </table:table-cell>
        </table:table-row>
        <table:table-row table:style-name="TableLine94491916335904">
          <table:table-cell table:style-name="Table2.A1" office:value-type="string">
            <text:p text:style-name="Table_20_Contents"><text:span text:style-name="Strong_20_Emphasis">-e</text:span></text:p>
          </table:table-cell>
          <table:table-cell table:style-name="Table2.A1" office:value-type="string">
            <text:p text:style-name="Table_20_Contents">Equivalent to -vE.</text:p>
          </table:table-cell>
        </table:table-row>
        <table:table-row table:style-name="TableLine94491916336544">
          <table:table-cell table:style-name="Table2.A1" office:value-type="string">
            <text:p text:style-name="Table_20_Contents"><text:span text:style-name="Strong_20_Emphasis">-E</text:span></text:p>
          </table:table-cell>
          <table:table-cell table:style-name="Table2.A1" office:value-type="string">
            <text:p text:style-name="Table_20_Contents">Display $ at end of each line.</text:p>
          </table:table-cell>
        </table:table-row>
        <table:table-row table:style-name="TableLine94491916337184">
          <table:table-cell table:style-name="Table2.A1" office:value-type="string">
            <text:p text:style-name="Table_20_Contents"><text:span text:style-name="Strong_20_Emphasis">-n</text:span></text:p>
          </table:table-cell>
          <table:table-cell table:style-name="Table2.A1" office:value-type="string">
            <text:p text:style-name="Table_20_Contents">Number all output lines.</text:p>
          </table:table-cell>
        </table:table-row>
        <table:table-row table:style-name="TableLine94491916337936">
          <table:table-cell table:style-name="Table2.A1" office:value-type="string">
            <text:p text:style-name="Table_20_Contents"><text:span text:style-name="Strong_20_Emphasis">-s</text:span></text:p>
          </table:table-cell>
          <table:table-cell table:style-name="Table2.A1" office:value-type="string">
            <text:p text:style-name="Table_20_Contents">Suppress repeated empty output lines.</text:p>
          </table:table-cell>
        </table:table-row>
        <table:table-row table:style-name="TableLine94491916338736">
          <table:table-cell table:style-name="Table2.A1" office:value-type="string">
            <text:p text:style-name="Table_20_Contents"><text:span text:style-name="Strong_20_Emphasis">-t</text:span></text:p>
          </table:table-cell>
          <table:table-cell table:style-name="Table2.A1" office:value-type="string">
            <text:p text:style-name="Table_20_Contents">Equivalent to -vT.</text:p>
          </table:table-cell>
        </table:table-row>
        <table:table-row table:style-name="TableLine94491916339536">
          <table:table-cell table:style-name="Table2.A1" office:value-type="string">
            <text:p text:style-name="Table_20_Contents"><text:span text:style-name="Strong_20_Emphasis">-T</text:span></text:p>
          </table:table-cell>
          <table:table-cell table:style-name="Table2.A1" office:value-type="string">
            <text:p text:style-name="Table_20_Contents">Display TAB characters as ^I.</text:p>
          </table:table-cell>
        </table:table-row>
        <table:table-row table:style-name="TableLine94491916340256">
          <table:table-cell table:style-name="Table2.A1" office:value-type="string">
            <text:p text:style-name="Table_20_Contents"><text:span text:style-name="Strong_20_Emphasis">-v</text:span></text:p>
          </table:table-cell>
          <table:table-cell table:style-name="Table2.A1" office:value-type="string">
            <text:p text:style-name="Table_20_Contents">Show nonprinting i.e. use ^ and M- notation, except for LFD and TAB.</text:p>
          </table:table-cell>
        </table:table-row>
        <table:table-row table:style-name="TableLine94491916341056">
          <table:table-cell table:style-name="Table2.A1" office:value-type="string">
            <text:p text:style-name="Table_20_Contents"><text:span text:style-name="Strong_20_Emphasis">--help</text:span></text:p>
          </table:table-cell>
          <table:table-cell table:style-name="Table2.A1" office:value-type="string">
            <text:p text:style-name="Table_20_Contents">Display this help and exit.</text:p>
          </table:table-cell>
        </table:table-row>
        <table:table-row table:style-name="TableLine94491916341856">
          <table:table-cell table:style-name="Table2.A1" office:value-type="string">
            <text:p text:style-name="Table_20_Contents"><text:span text:style-name="Strong_20_Emphasis">--version</text:span></text:p>
          </table:table-cell>
          <table:table-cell table:style-name="Table2.A1" office:value-type="string">
            <text:p text:style-name="Table_20_Contents">Output version information and exit.</text:p>
          </table:table-cell>
        </table:table-row>
      </table:table>
      <text:p text:style-name="P47"/>
      <text:p text:style-name="P44"><text:tab/></text:p>
      <text:p text:style-name="P60"><text:tab/></text:p>
      <text:p text:style-name="P70"><text:span text:style-name="T60">1</text:span><text:span text:style-name="T94">1</text:span><text:span text:style-name="T65">) </text:span><text:span text:style-name="T76">tac</text:span><text:span text:style-name="T65">- </text:span><text:span text:style-name="Strong_20_Emphasis"><text:span text:style-name="T34">display content in reverse order </text:span></text:span><text:span text:style-name="Strong_20_Emphasis"><text:span text:style-name="T50">(By words)</text:span></text:span></text:p>
      <text:p text:style-name="P70"><text:span text:style-name="T102"><text:tab/>syntax: </text:span><text:span text:style-name="T115">tac file.txt</text:span></text:p>
      <text:p text:style-name="P66"><text:tab/></text:p>
      <text:p text:style-name="P70"><text:span text:style-name="T115"><text:tab/></text:span><text:span text:style-name="T93">syntax: tac week.txt –separator “Monday” </text:span></text:p>
      <text:p text:style-name="P48"><text:tab/>output: Tuesday</text:p>
      <text:p text:style-name="P48"><text:tab/><text:tab/>Wednesday</text:p>
      <text:p text:style-name="P48"><text:tab/><text:tab/>Thursday</text:p>
      <text:p text:style-name="P48"><text:tab/><text:tab/>Friday</text:p>
      <text:p text:style-name="P48"><text:soft-page-break/><text:tab/><text:tab/>Saturday</text:p>
      <text:p text:style-name="P48"><text:tab/><text:tab/>Sunday</text:p>
      <text:p text:style-name="P48"><text:tab/><text:tab/>Sunday</text:p>
      <text:p text:style-name="P48"><text:tab/><text:tab/>Monday</text:p>
      <text:p text:style-name="P66"><text:tab/></text:p>
      <text:p text:style-name="P59"/>
      <text:p text:style-name="P5"><text:span text:style-name="T44">1</text:span><text:span text:style-name="T53">2</text:span><text:span text:style-name="T34">) echo- </text:span><text:span text:style-name="T95">To create file with contents</text:span></text:p>
      <text:p text:style-name="P61"><text:tab/>syntax: echo “file contents”&gt;test.txt</text:p>
      <text:p text:style-name="P61"/>
      <text:p text:style-name="P67"><text:span text:style-name="T74">1</text:span><text:span text:style-name="T94">3</text:span><text:span text:style-name="T74">) time - </text:span>execute a command and prints a summary of real-time, user CPU time and system CPU <text:tab/><text:tab/>time spent by executing a command when it terminates.</text:p>
      <text:p text:style-name="P61"><text:tab/><text:tab/><text:span text:style-name="T131">Syntax:</text:span><text:span text:style-name="T8"> time </text:span><text:span text:style-name="T132">ls -l </text:span></text:p>
      <text:p text:style-name="P61"><text:tab/><text:tab/><text:span text:style-name="T131">Output : execute ls command and show time </text:span></text:p>
      <text:p text:style-name="P68"><text:span text:style-name="T113"><text:tab/><text:tab/><text:tab/>real<text:tab/>0m0.005s </text:span><text:span text:style-name="T114">(</text:span>wall clock time taken by a command to get executed<text:span text:style-name="T131">)</text:span></text:p>
      <text:p text:style-name="P68"><text:span text:style-name="T113"><text:tab/><text:tab/><text:tab/>user<text:tab/>0m0.000s </text:span><text:span text:style-name="T114">(</text:span>number of CPU seconds that command uses in user <text:span text:style-name="T131">)</text:span></text:p>
      <text:p text:style-name="P68"><text:span text:style-name="T113"><text:tab/><text:tab/><text:tab/></text:span><text:span text:style-name="T114">s</text:span><text:span text:style-name="T113">ys<text:tab/>0m0.005s</text:span><text:span text:style-name="T114">(</text:span>number of CPU seconds that comm<text:span text:style-name="T131">and uses </text:span>kernel mode<text:span text:style-name="T131">)</text:span></text:p>
      <text:p text:style-name="P68"/>
      <text:p text:style-name="P68"/>
      <text:p text:style-name="P69"><text:span text:style-name="T9">1</text:span><text:span text:style-name="T15">4</text:span><text:span text:style-name="T9">) </text:span><text:span text:style-name="Strong_20_Emphasis">date </text:span>command is used <text:span text:style-name="T133">or set </text:span>to display the system date and time.</text:p>
      <text:p text:style-name="P69"><text:tab/></text:p>
      <text:p text:style-name="P69"><text:tab/><text:tab/><text:span text:style-name="T133">Syntax: </text:span>$date <text:span text:style-name="T133">(Show date)</text:span></text:p>
      <text:p text:style-name="Preformatted_20_Text"><text:span text:style-name="Strong_20_Emphasis"><text:tab/><text:tab/><text:tab/>Output: </text:span></text:p>
      <text:p text:style-name="P99"><text:tab/><text:tab/><text:tab/>Tue Oct 10 22:55:01 PDT 2017</text:p>
      <text:p text:style-name="P100"><text:tab/><text:tab/><text:span text:style-name="T133">Syntax: </text:span>$date -u <text:span text:style-name="T133">(</text:span>time in GMT(Greenwich Mean Time)/UTC(Coordinated <text:tab/><text:tab/><text:tab/><text:tab/><text:tab/><text:tab/>Universal Time )time zone<text:span text:style-name="T133">)</text:span></text:p>
      <text:p text:style-name="Preformatted_20_Text"><text:span text:style-name="Strong_20_Emphasis"><text:tab/><text:tab/><text:tab/>Output :</text:span></text:p>
      <text:p text:style-name="Preformatted_20_Text"><text:tab/><text:tab/><text:tab/>Wed Oct 11 06:11:31 UTC 2017</text:p>
      <text:p text:style-name="Preformatted_20_Text"/>
      <text:p text:style-name="P102">1<text:span text:style-name="T154">5</text:span>) scp - </text:p>
      <text:p text:style-name="Preformatted_20_Text"><text:span text:style-name="T83">1</text:span><text:span text:style-name="T94">6</text:span><text:span text:style-name="T83">) file - </text:span>used to determine the file type.</text:p>
      <text:p text:style-name="Preformatted_20_Text"><text:tab/>Syntax: file dir1 <text:s text:c="3"/>or file t.txt or file or file t.txt</text:p>
      <text:p text:style-name="Preformatted_20_Text"><text:tab/>output: dir1: Directory or t.txt:empty (if file empty) or t.txt:ASCII text</text:p>
      <text:p text:style-name="P101"><text:tab/></text:p>
      <table:table table:name="Table6" table:style-name="Table6">
        <table:table-column table:style-name="Table6.A"/>
        <table:table-column table:style-name="Table6.B"/>
        <table:table-row table:style-name="TableLine94491916372496">
          <table:table-cell table:style-name="Table6.A1" office:value-type="string">
            <text:p text:style-name="Table_20_Contents"><text:a xlink:type="simple" xlink:href="https://www.javatpoint.com/linux-file-s" text:style-name="Internet_20_link" text:visited-style-name="Visited_20_Internet_20_Link">file -s</text:a></text:p>
          </table:table-cell>
          <table:table-cell table:style-name="Table6.A1" office:value-type="string">
            <text:p text:style-name="Table_20_Contents">Used for special files.</text:p>
          </table:table-cell>
        </table:table-row>
        <table:table-row table:style-name="TableLine94491916385184">
          <table:table-cell table:style-name="Table6.A1" office:value-type="string">
            <text:p text:style-name="Table_20_Contents"><text:a xlink:type="simple" xlink:href="https://www.javatpoint.com/linux-file-asterisk" text:style-name="Internet_20_link" text:visited-style-name="Visited_20_Internet_20_Link">file *</text:a></text:p>
          </table:table-cell>
          <table:table-cell table:style-name="Table6.A1" office:value-type="string">
            <text:p text:style-name="Table_20_Contents">Used to list types of all the files.</text:p>
          </table:table-cell>
        </table:table-row>
        <table:table-row table:style-name="TableLine94491916385536">
          <table:table-cell table:style-name="Table6.A1" office:value-type="string">
            <text:p text:style-name="Table_20_Contents"><text:a xlink:type="simple" xlink:href="https://www.javatpoint.com/linux-file-directory-name" text:style-name="Internet_20_link" text:visited-style-name="Visited_20_Internet_20_Link">file /directory name/*</text:a></text:p>
          </table:table-cell>
          <table:table-cell table:style-name="Table6.A1" office:value-type="string">
            <text:p text:style-name="Table_20_Contents">Used to list types of all the files from mentioned directory.</text:p>
          </table:table-cell>
        </table:table-row>
        <table:table-row table:style-name="TableLine94491916386064">
          <table:table-cell table:style-name="Table6.A1" office:value-type="string">
            <text:p text:style-name="Table_20_Contents"><text:a xlink:type="simple" xlink:href="https://www.javatpoint.com/linux-file-range" text:style-name="Internet_20_link" text:visited-style-name="Visited_20_Internet_20_Link">file [range]*</text:a></text:p>
          </table:table-cell>
          <table:table-cell table:style-name="Table6.A1" office:value-type="string">
            <text:p text:style-name="Table_20_Contents">It will list out all the files starting from the alphabet present within the given range.</text:p>
          </table:table-cell>
        </table:table-row>
      </table:table>
      <text:p text:style-name="P101"/>
      <text:p text:style-name="P102"><text:tab/><text:span text:style-name="T141">i) file -s f.txt</text:span></text:p>
      <text:p text:style-name="P102"><text:tab/><text:span text:style-name="T141">ii) file *</text:span></text:p>
      <text:p text:style-name="Preformatted_20_Text"><text:span text:style-name="T84"><text:tab/></text:span><text:tab/>output: fol 1: <text:s text:c="4"/>directory</text:p>
      <text:p text:style-name="Preformatted_20_Text"><text:tab/><text:tab/><text:tab/> <text:s/>fol 2: <text:s text:c="4"/>directory</text:p>
      <text:p text:style-name="Preformatted_20_Text"><text:s text:c="12"/><text:tab/> <text:s/>magic.mgc: magic binary file for file(1) cmd (version 14) <text:tab/><text:tab/><text:tab/><text:tab/><text:tab/><text:tab/><text:tab/><text:tab/><text:tab/><text:tab/><text:tab/><text:tab/>(little endian)</text:p>
      <text:p text:style-name="Preformatted_20_Text"><text:s text:c="12"/><text:tab/> <text:s/>t.txt: <text:s text:c="4"/>ASCII text</text:p>
      <text:p text:style-name="Preformatted_20_Text"/>
      <text:p text:style-name="P99"><text:tab/><text:span text:style-name="T10">iii) file ./deep/* </text:span></text:p>
      <text:p text:style-name="Preformatted_20_Text"><text:soft-page-break/><text:span text:style-name="T10"><text:tab/><text:tab/></text:span>Output: ./deep/fol 1: <text:s text:c="4"/>directory</text:p>
      <text:p text:style-name="Preformatted_20_Text"><text:tab/><text:tab/><text:tab/> <text:s/>./deep/fol 2: <text:s text:c="4"/>directory</text:p>
      <text:p text:style-name="Preformatted_20_Text"><text:tab/><text:tab/><text:tab/> ./deep/magic.mgc: magic binary file for file(1) cmd (version 14) <text:tab/><text:tab/><text:tab/><text:tab/>(little endian)</text:p>
      <text:p text:style-name="Preformatted_20_Text"><text:tab/><text:tab/><text:tab/> <text:s/>./deep/t.txt: <text:s text:c="4"/>ASCII text</text:p>
      <text:p text:style-name="Preformatted_20_Text"/>
      <text:p text:style-name="Preformatted_20_Text"><text:tab/><text:span text:style-name="T10">iv) file [a-g]* </text:span></text:p>
      <text:p text:style-name="P109"/>
      <text:p text:style-name="Preformatted_20_Text"><text:span text:style-name="T10"><text:tab/><text:tab/></text:span><text:span text:style-name="T122"> outpput: fol 1: directory</text:span></text:p>
      <text:p text:style-name="P110"><text:tab/><text:tab/><text:tab/> <text:s text:c="3"/>fol 2: directory</text:p>
      <text:p text:style-name="P72"/>
      <text:p text:style-name="P8">1<text:span text:style-name="T154">7</text:span>) rename - </text:p>
      <text:p text:style-name="P8"/>
      <text:p text:style-name="P79"><text:span text:style-name="T12">1</text:span><text:span text:style-name="T15">8</text:span><text:span text:style-name="T12">) head <text:s/>- </text:span>The 'head' command displays the starting content of a file. By default, it displays starting 10 <text:tab/><text:tab/>lines of any file.</text:p>
      <text:p text:style-name="P79"><text:tab/><text:span text:style-name="T146">Syntax: head file.txt <text:s/></text:span></text:p>
      <text:p text:style-name="P79"><text:tab/><text:span text:style-name="T146">Syntax head – n 15 file.txt (show 15 lines)</text:span></text:p>
      <text:p text:style-name="P79"><text:tab/><text:span text:style-name="T146">Syntax head -</text:span><text:span text:style-name="T147">c 20 file.txt (count </text:span><text:span text:style-name="T148">20 </text:span><text:span text:style-name="T147">bytes and then show lines </text:span><text:span text:style-name="T148">according size</text:span><text:span text:style-name="T147">)</text:span></text:p>
      <text:p text:style-name="P80"><text:span text:style-name="T12">1</text:span><text:span text:style-name="T15">9</text:span><text:span text:style-name="T12">) </text:span><text:span text:style-name="T13">tail</text:span><text:span text:style-name="T12"> <text:s/>- </text:span>The '<text:span text:style-name="T148">tail</text:span>' command displays the <text:span text:style-name="T148">ending</text:span> content of a file. By default, it displays <text:span text:style-name="T148">end</text:span>10 <text:tab/><text:tab/>lines of any file.</text:p>
      <text:p text:style-name="P80"><text:tab/><text:span text:style-name="T146">Syntax: </text:span><text:span text:style-name="T148">tail</text:span><text:span text:style-name="T146"> file.txt <text:s/></text:span><text:span text:style-name="T148">(10 lines )</text:span></text:p>
      <text:p text:style-name="P80"><text:tab/><text:span text:style-name="T146">Syntax </text:span><text:span text:style-name="T149">tail</text:span><text:span text:style-name="T146"> – n 15 file.txt (show 15 lines)</text:span></text:p>
      <text:p text:style-name="P80"><text:tab/><text:span text:style-name="T146">Syntax </text:span><text:span text:style-name="T149">tail</text:span><text:span text:style-name="T146">-</text:span><text:span text:style-name="T147">c 20 file.txt (count </text:span><text:span text:style-name="T148">20 </text:span><text:span text:style-name="T147">bytes and then show lines </text:span><text:span text:style-name="T148">according size</text:span><text:span text:style-name="T147">)</text:span></text:p>
      <text:p text:style-name="P80"/>
      <text:p text:style-name="P81"><text:span text:style-name="T15">20</text:span><text:span text:style-name="T14">) more - </text:span>As 'cat' command displays the file content. Same way 'more' command also displays the <text:tab/><text:tab/><text:tab/>content of a file.</text:p>
      <text:p text:style-name="P81"><text:tab/><text:tab/>Enter key: To scroll down page line by line. </text:p>
      <text:list xml:id="list3231141098" text:style-name="L2">
        <text:list-item>
          <text:p text:style-name="P130">Space bar: To go to next page. </text:p>
        </text:list-item>
        <text:list-item>
          <text:p text:style-name="P130">b key: To go to the backward page. </text:p>
        </text:list-item>
        <text:list-item>
          <text:p text:style-name="P126">/ key: Lets you search the string. </text:p>
        </text:list-item>
      </text:list>
      <text:p text:style-name="Text_20_body"><text:tab/><text:span text:style-name="T154">Syntax: more file.txt</text:span></text:p>
      <text:p text:style-name="P107">21) <text:span text:style-name="T155">cal – Display calender</text:span></text:p>
      <text:p text:style-name="P107"><text:tab/><text:span text:style-name="T155">syntax: cal (current month)</text:span></text:p>
      <text:p text:style-name="P107"><text:tab/><text:tab/><text:span text:style-name="T155">cal July 2021 (july month of year 2021)</text:span></text:p>
      <text:p text:style-name="P82"><text:span text:style-name="T16">22) find -</text:span>The find command helps us to find a particular file within a directory. It is used to find the list of <text:tab/><text:tab/>files for the various conditions like permission, user ownership, modification, date/time, <text:tab/><text:tab/>size, and more.</text:p>
      <text:p text:style-name="P82"><text:tab/><text:span text:style-name="T159">Syntax: i) find . </text:span><text:span text:style-name="T18">-name </text:span><text:span text:style-name="T159">"*.txt" (</text:span>list all the text files from the current working directory.<text:span text:style-name="T159">)</text:span></text:p>
      <text:p text:style-name="P82"><text:tab/><text:tab/>./a.txt</text:p>
      <text:p text:style-name="P82"><text:tab/><text:tab/>./test1.txt</text:p>
      <text:p text:style-name="P82"><text:tab/><text:tab/>./week.txt</text:p>
      <text:p text:style-name="P82"><text:tab/><text:tab/>./t.txt</text:p>
      <text:p text:style-name="P82"><text:tab/><text:tab/>./new.txt</text:p>
      <text:p text:style-name="P82"><text:tab/><text:tab/>./folder/t.txt</text:p>
      <text:p text:style-name="P82"><text:tab/></text:p>
      <text:p text:style-name="P82"><text:tab/><text:span text:style-name="T159">ii)<text:tab/></text:span><text:bookmark text:name="type"/>Finding files by type</text:p>
      <text:p text:style-name="Text_20_body"><text:tab/><text:tab/>The '<text:span text:style-name="T2">-type' </text:span>parameter is used to specify the file type.</text:p>
      <text:p text:style-name="Text_20_body"><text:tab/><text:tab/>Some of the file types are as follows:</text:p>
      <text:list xml:id="list2866257571" text:style-name="L3">
        <text:list-item>
          <text:p text:style-name="P131">f: regular file </text:p>
        </text:list-item>
        <text:list-item>
          <text:p text:style-name="P131"><text:soft-page-break/>d: directory </text:p>
        </text:list-item>
        <text:list-item>
          <text:p text:style-name="P131">l: symbolic links </text:p>
        </text:list-item>
        <text:list-item>
          <text:p text:style-name="P131">c: character devices </text:p>
        </text:list-item>
        <text:list-item>
          <text:p text:style-name="P127">b: block devices </text:p>
        </text:list-item>
      </text:list>
      <text:p text:style-name="Text_20_body"><text:tab/><text:span text:style-name="T160">syntax : </text:span><text:span text:style-name="T19">find . -type d(directory) </text:span><text:span text:style-name="T20">or find . -type d -name “*.bak”</text:span></text:p>
      <text:p text:style-name="Text_20_body"><text:tab/><text:tab/><text:span text:style-name="T160">output: </text:span><text:span text:style-name="T161">show all directories or </text:span><text:span text:style-name="T160">show all directories with extension bak (bakfile.bak/ is <text:tab/><text:tab/><text:tab/><text:tab/>directory)</text:span></text:p>
      <text:p text:style-name="Text_20_body"><text:tab/><text:span text:style-name="T21">iii) </text:span><text:bookmark text:name="newer"/><text:span text:style-name="T2">Find newer files</text:span></text:p>
      <text:p text:style-name="P106"><text:tab/><text:tab/>The '-newer' parameter helps in searching the files which are newer than the <text:tab/><text:tab/><text:tab/>mentioned file. </text:p>
      <text:p text:style-name="P106"><text:tab/><text:tab/><text:span text:style-name="T124">Syntax : find . -newer filename.txt</text:span></text:p>
      <text:p text:style-name="Text_20_body"><text:span text:style-name="T2"><text:tab/></text:span><text:span text:style-name="T22">iv) </text:span><text:bookmark text:name="delete"/><text:span text:style-name="T2">Find and delete a file</text:span></text:p>
      <text:p text:style-name="P106"><text:tab/><text:tab/>The '-delete' option is used to delete a specific file. We need to be very careful while <text:tab/><text:tab/><text:tab/>using this command because there is no undo option if it is once executed.</text:p>
      <text:p text:style-name="P106"/>
      <text:p text:style-name="P106"><text:tab/><text:tab/><text:span text:style-name="T123">Syntax: find . -name filename.txt -delete </text:span></text:p>
      <text:p text:style-name="Text_20_body"><text:span text:style-name="T123"><text:tab/></text:span><text:span text:style-name="T22">v) </text:span><text:bookmark text:name="modification"/><text:span text:style-name="T22">Find files by modification time</text:span></text:p>
      <text:p text:style-name="P128"><text:tab/><text:tab/>syntax: find . -mtime +1 (-1) { -1 for the last day and +1 for more than one day ago)</text:p>
      <text:p text:style-name="Text_20_body"><text:span text:style-name="T22"><text:tab/></text:span><text:span text:style-name="T23">vi) </text:span><text:bookmark text:name="permission"/><text:span text:style-name="T23">Find files by permission</text:span></text:p>
      <text:p text:style-name="Text_20_body"><text:tab/><text:tab/>The <text:span text:style-name="T2">'-perm' option is used to find files by permission.</text:span></text:p>
      <text:p text:style-name="Text_20_body"><text:span text:style-name="T2"><text:tab/><text:tab/></text:span><text:span text:style-name="T23">Syntax: find . -perm 777 (777 for all users)</text:span></text:p>
      <text:p text:style-name="Text_20_body"><text:span text:style-name="T23"><text:tab/></text:span><text:span text:style-name="T24">vii) </text:span><text:bookmark text:name="replace"/><text:span text:style-name="T24">Find and replace files (with sed command)</text:span></text:p>
      <text:p text:style-name="P111"><text:span text:style-name="T31">23) tree – create tree</text:span></text:p>
      <text:p text:style-name="P9"/>
      <text:p text:style-name="P83"><text:span text:style-name="T17">24) gzip - </text:span>Gzip (GNU zip) is a compressing tool, which is used to truncate the file size. By default <text:tab/><text:tab/> <text:s text:c="3"/>original file will be replaced by the compressed file ending with extension (.gz).</text:p>
      <text:p text:style-name="P83"><text:s text:c="10"/><text:tab/><text:span text:style-name="T156">Syntax: gzip file.txt (Output : file.txt.gz)</text:span></text:p>
      <text:p text:style-name="P83"><text:tab/><text:tab/><text:span text:style-name="T156">gunzip file.txt.gz (Output: file.txt)</text:span></text:p>
      <text:p text:style-name="P83"><text:tab/><text:tab/><text:span text:style-name="T157">gzip -l file.txt.gz (tell compression ratio)</text:span></text:p>
      <text:p text:style-name="P79"><text:tab/><text:tab/>ca<text:span text:style-name="T158">t file1.txt file2.txt | gzip final.gz (create final.gz file from file1 and file2)</text:span></text:p>
      <text:p text:style-name="P79"/>
      <text:p text:style-name="P79"><text:tab/><text:span text:style-name="T179">show zip file contents</text:span></text:p>
      <text:p text:style-name="P79"><text:tab/><text:span text:style-name="T179">Syntax: zcat filename.t.gz</text:span></text:p>
      <text:p text:style-name="P79"/>
      <text:p text:style-name="P79"><text:tab/></text:p>
      <text:p text:style-name="P79"/>
      <text:p text:style-name="P85"><text:span text:style-name="T18">25) which - </text:span>To display the path of any executable files such as programs and commands,</text:p>
      <text:p text:style-name="P85"/>
      <text:p text:style-name="P85"/>
      <text:p text:style-name="P87"/>
      <text:p text:style-name="P87"/>
      <text:p text:style-name="P88"><text:soft-page-break/>26) Filters</text:p>
      <text:p text:style-name="P88"><text:tab/>1) cp – syntax: cp week.txt |tac|cp (oe output is input for other)</text:p>
      <text:p text:style-name="P88"><text:tab/></text:p>
      <text:p text:style-name="P88"><text:tab/><text:span text:style-name="T164">example: cat marks.txt </text:span></text:p>
      <text:p text:style-name="P88"><text:tab/><text:tab/><text:tab/><text:span text:style-name="T121">deepak 50</text:span></text:p>
      <text:p text:style-name="P89"><text:tab/><text:tab/><text:tab/>rahul 100</text:p>
      <text:p text:style-name="P89"><text:tab/><text:tab/><text:tab/>pankaj 65</text:p>
      <text:p text:style-name="P89"><text:tab/><text:tab/><text:tab/>monika 80</text:p>
      <text:p text:style-name="P89"/>
      <text:p text:style-name="P91"><text:span text:style-name="T128"><text:tab/>2) </text:span><text:span text:style-name="T129">cut - </text:span>Linux cut command is useful for selecting a specific column of a file. It is used to cut a <text:tab/><text:tab/><text:tab/>specific sections by byte position, character, and field and writes them to standard output. </text:p>
      <text:p text:style-name="P91"><text:tab/><text:tab/></text:p>
      <text:p text:style-name="P91"><text:tab/><text:tab/><text:span text:style-name="T164">i) </text:span><text:span text:style-name="T162">syntax: </text:span><text:span text:style-name="T25">cut -b 2, </text:span><text:span text:style-name="T26">6 </text:span><text:span text:style-name="T25">marks.txt </text:span></text:p>
      <text:p text:style-name="P91"><text:tab/><text:tab/><text:tab/><text:span text:style-name="T162">output : cut data by 2 bytes ( only show one character at 2 place </text:span><text:span text:style-name="T163">and 6 place</text:span><text:span text:style-name="T162">)</text:span></text:p>
      <text:p text:style-name="P91"><text:tab/><text:tab/><text:tab/><text:tab/><text:span text:style-name="T164">ek</text:span></text:p>
      <text:p text:style-name="P91"><text:tab/><text:tab/><text:tab/><text:tab/><text:span text:style-name="T164">a</text:span></text:p>
      <text:p text:style-name="P91"><text:tab/><text:tab/><text:tab/><text:tab/><text:span text:style-name="T164">aj</text:span></text:p>
      <text:p text:style-name="P91"><text:tab/><text:tab/><text:tab/><text:tab/><text:span text:style-name="T164">oa</text:span></text:p>
      <text:p text:style-name="P91"><text:tab/><text:tab/><text:span text:style-name="T164">ii) </text:span><text:span text:style-name="T163">syntax: </text:span><text:span text:style-name="T26">cut -c 2,6 marks.txt (</text:span><text:span text:style-name="T163">same as bytes but using charcters)</text:span></text:p>
      <text:p text:style-name="P91"><text:tab/><text:tab/></text:p>
      <text:p text:style-name="P91"><text:tab/><text:tab/><text:span text:style-name="T164">iii) <text:s/>syntax: cut </text:span><text:span text:style-name="T27">–complement -</text:span><text:span text:style-name="T28">c 2 marks.txt</text:span></text:p>
      <text:p text:style-name="P91"><text:tab/><text:tab/><text:tab/><text:tab/><text:span text:style-name="T165">output: depak 50</text:span></text:p>
      <text:p text:style-name="P91"><text:tab/><text:tab/><text:tab/><text:tab/><text:tab/>rhul 100</text:p>
      <text:p text:style-name="P91"><text:tab/><text:tab/><text:tab/><text:tab/><text:tab/>pnkaj 65</text:p>
      <text:p text:style-name="P91"><text:tab/><text:tab/><text:tab/><text:tab/><text:tab/>mnika 80</text:p>
      <text:p text:style-name="P91"><text:tab/><text:tab/><text:span text:style-name="T165">iv) </text:span><text:span text:style-name="T28">cut -d ' ' -f1 </text:span><text:span text:style-name="T29">or f2 </text:span><text:span text:style-name="T28">marks.txt (d for delimiter and f1 is first column and f2 is iind)</text:span></text:p>
      <text:p text:style-name="P92"><text:tab/><text:tab/><text:tab/><text:tab/><text:span text:style-name="T166">(f1)<text:tab/><text:tab/><text:tab/>(f2)</text:span></text:p>
      <text:p text:style-name="P92"><text:tab/><text:tab/><text:tab/><text:tab/>deepak <text:s text:c="24"/><text:span text:style-name="T166">50</text:span></text:p>
      <text:p text:style-name="P91"><text:tab/><text:tab/><text:tab/><text:tab/>rahul<text:tab/><text:tab/><text:tab/><text:span text:style-name="T166">100</text:span></text:p>
      <text:p text:style-name="P91"><text:tab/><text:tab/><text:tab/><text:tab/>pankaj<text:tab/><text:tab/><text:tab/><text:span text:style-name="T166">65<text:tab/></text:span><text:tab/></text:p>
      <text:p text:style-name="P91"><text:tab/><text:tab/><text:tab/><text:tab/>monika<text:tab/><text:tab/><text:span text:style-name="T166">80</text:span></text:p>
      <text:p text:style-name="P93"><text:span text:style-name="T30">27) grep - </text:span><text:span text:style-name="Strong_20_Emphasis">global regular expression print"</text:span>. grep command filters the content of a file which makes our <text:tab/><text:tab/><text:tab/>search easy.</text:p>
      <text:p text:style-name="Text_20_body"><text:span text:style-name="Strong_20_Emphasis"><text:tab/><text:tab/><text:tab/>grep with pipe</text:span></text:p>
      <text:p text:style-name="Text_20_body"><text:tab/><text:tab/><text:tab/>The 'grep' command is generally used with pipe <text:span text:style-name="Strong_20_Emphasis">(|)</text:span>.</text:p>
      <text:p text:style-name="Text_20_body"><text:tab/><text:tab/><text:span text:style-name="T167">syntax: </text:span><text:span text:style-name="T30">grep 5 marks.txt <text:s/>or cat marks.txt| grep 5</text:span><text:span text:style-name="T167"> (list which contenets 5 )</text:span></text:p>
      <text:p text:style-name="Text_20_body"><text:tab/><text:tab/><text:tab/>deepak 50</text:p>
      <text:p text:style-name="Text_20_body"><text:tab/><text:tab/><text:tab/>pankaj 65</text:p>
      <text:p text:style-name="P93"><text:span text:style-name="T30"><text:tab/><text:tab/>Syntax: grep -v 9 marks.txt (</text:span>displays lines not matching to the specified word.<text:span text:style-name="T167">)</text:span></text:p>
      <text:p text:style-name="P11"><text:tab/><text:tab/><text:tab/>deepak 50<text:tab/><text:tab/><text:tab/>(show lines which don’t have 9 <text:span text:style-name="T168">opposite to grep</text:span>)</text:p>
      <text:p text:style-name="P11"><text:tab/><text:tab/><text:tab/>rahul 100</text:p>
      <text:p text:style-name="P11"><text:tab/><text:tab/><text:tab/>pankaj 65</text:p>
      <text:p text:style-name="P11"><text:tab/><text:tab/><text:tab/>monika 80</text:p>
      <text:p text:style-name="P91"><text:tab/><text:tab/><text:tab/></text:p>
      <text:p text:style-name="P94"><text:tab/><text:tab/></text:p>
      <text:p text:style-name="P94"><text:span text:style-name="Strong_20_Emphasis"/></text:p>
      <text:p text:style-name="P94"><text:span text:style-name="Strong_20_Emphasis"/></text:p>
      <text:p text:style-name="P94"><text:span text:style-name="Strong_20_Emphasis"/></text:p>
      <text:p text:style-name="P94"><text:span text:style-name="Strong_20_Emphasis">grep -i</text:span>: The 'grep -i' command filters output in a case-insensitive way.</text:p>
      <text:p text:style-name="P91"><text:soft-page-break/><text:tab/><text:tab/></text:p>
      <text:p text:style-name="P91"><text:tab/><text:tab/><text:tab/><text:span text:style-name="T168">syntax: grep -i d marks.txt </text:span></text:p>
      <text:p text:style-name="P91"><text:tab/><text:tab/><text:tab/><text:span text:style-name="T168">output:</text:span><text:tab/>deepak 50</text:p>
      <text:p text:style-name="P91"><text:tab/><text:tab/><text:tab/><text:tab/>Deepak 100</text:p>
      <text:p text:style-name="P108"><text:span text:style-name="Strong_20_Emphasis">grep -A/ grep -B/ grep -C</text:span> </text:p>
      <text:p text:style-name="Text_20_body">grep -A command is used to display the <text:span text:style-name="Strong_20_Emphasis">line after the result</text:span>. <text:span text:style-name="T169">(A1 give one line A2 give two and so on)</text:span></text:p>
      <text:p text:style-name="Text_20_body">grep -B command is used to display the <text:span text:style-name="Strong_20_Emphasis">line before the result</text:span>.</text:p>
      <text:p text:style-name="Text_20_body">grep -C command is used to display the <text:span text:style-name="Strong_20_Emphasis">line after and line before</text:span> the result.</text:p>
      <text:p text:style-name="Text_20_body">You can use (A1, A2, A3.....)(B1, B2, B3....)(C1, C2, C3....) to display any number of lines.</text:p>
      <text:p text:style-name="P95">Syntax: <text:span text:style-name="T170">grep -A1 aj marks.txt <text:s text:c="4"/>or <text:s/>grep -A2 aj marks.txt </text:span></text:p>
      <text:p text:style-name="P97">output: <text:s/><text:tab/>pank<text:span text:style-name="T151">aj </text:span>65<text:tab/><text:tab/>show two more lines after pankaj 65</text:p>
      <text:p text:style-name="P97"><text:tab/><text:tab/>monika 80</text:p>
      <text:p text:style-name="P97"/>
      <text:p text:style-name="P96">Syntax: <text:span text:style-name="T170">grep -</text:span><text:span text:style-name="T171">B</text:span><text:span text:style-name="T170">1 aj marks.txt <text:s text:c="4"/>or <text:s/>grep -A2 aj marks.txt </text:span></text:p>
      <text:p text:style-name="P98">output: <text:s/><text:tab/><text:span text:style-name="T171">rahul 100</text:span><text:tab/> <text:s text:c="2"/>show two more lines after pankaj 65</text:p>
      <text:p text:style-name="P98"><text:tab/><text:tab/> pank<text:span text:style-name="T151">aj </text:span>65</text:p>
      <text:p text:style-name="P98"/>
      <text:p text:style-name="P98"/>
      <text:p text:style-name="P98"/>
      <text:p text:style-name="P114"><text:span text:style-name="T173">28) tee command (</text:span>Linux tee command is quite similar to the 'cat' command, with only one difference. It puts stdin on stdout and also put them into a file.<text:span text:style-name="T173">) </text:span><text:span text:style-name="T176">(take input and also show output)</text:span></text:p>
      <text:p text:style-name="P114"/>
      <text:p text:style-name="P114"/>
      <text:p text:style-name="P114"><text:tab/><text:span text:style-name="T174">syntax: tee week.txt (Overwrite file with empty if exist)</text:span></text:p>
      <text:p text:style-name="P114"><text:tab/><text:span text:style-name="T175">Output: Show contents in files </text:span></text:p>
      <text:p text:style-name="P114"/>
      <text:p text:style-name="P114"/>
      <text:p text:style-name="P114"><text:tab/><text:span text:style-name="T173">syntax: </text:span>cat weeks.txt | tee newfile.txt</text:p>
      <text:p text:style-name="P114"><text:tab/><text:tab/><text:tab/><text:span text:style-name="T173">output is input for tee</text:span></text:p>
      <text:p text:style-name="P114"/>
      <text:p text:style-name="P114"><text:span text:style-name="T177">1) append – tee -a newfile.txt</text:span></text:p>
      <text:p text:style-name="P114"/>
      <text:p text:style-name="P114"/>
      <text:p text:style-name="P114"/>
      <text:p text:style-name="P115">29) tr- change lower to upper <text:span text:style-name="T178">translate</text:span></text:p>
      <text:p text:style-name="P115"/>
      <text:p text:style-name="P115"><text:tab/><text:span text:style-name="T178">syntax: cat week.txt| tr “S” “s” <text:s text:c="2"/>(change S to s)</text:span></text:p>
      <text:p text:style-name="P115"/>
      <text:p text:style-name="P115"/>
      <text:p text:style-name="P115"/>
      <text:p text:style-name="P115"/>
      <text:p text:style-name="P115"/>
      <text:p text:style-name="P115">--------------------------<text:span text:style-name="T180">User------------------------------</text:span></text:p>
      <text:p text:style-name="P115"/>
      <text:p text:style-name="P117">1) whoami – tell user name</text:p>
      <text:p text:style-name="P117"><text:tab/>syntax: whoami</text:p>
      <text:p text:style-name="P117"><text:tab/><text:tab/>Beryl</text:p>
      <text:p text:style-name="P117"/>
      <text:p text:style-name="P119"/>
      <text:p text:style-name="P119"><text:soft-page-break/><text:span text:style-name="T181">2) </text:span>who</text:p>
      <text:p text:style-name="Text_20_body"><text:s/>The who command gives the information about the users logged on to the system.</text:p>
      <text:p text:style-name="P118"/>
      <text:p text:style-name="P121"><text:span text:style-name="T182">3) </text:span>who am i</text:p>
      <text:p text:style-name="Text_20_body"><text:tab/>This command displays the information about the current user only.</text:p>
      <text:p text:style-name="P120"/>
      <text:p text:style-name="P122"><text:span text:style-name="T183">4) </text:span>w</text:p>
      <text:p text:style-name="Text_20_body"><text:tab/>This command tells about the users who are logged in and what are they doing.</text:p>
      <text:p text:style-name="P124"><text:span text:style-name="T184">5) </text:span>id</text:p>
      <text:p text:style-name="Text_20_body">This command tells about your user id, primary group id, and a list of groups that belongs to you.</text:p>
      <text:p text:style-name="P123"/>
      <text:p text:style-name="P114"><text:tab/></text:p>
      <text:p text:style-name="P90"><text:tab/><text:tab/></text:p>
      <text:p text:style-name="P90"><text:tab/><text:tab/></text:p>
      <text:p text:style-name="P79"/>
      <text:p text:style-name="P59"><text:tab/><text:tab/></text:p>
      <text:p text:style-name="P59"/>
      <text:p text:style-name="P59"/>
      <text:p text:style-name="P62"><text:tab/></text:p>
      <text:p text:style-name="P54"><text:tab/></text:p>
      <text:p text:style-name="P27"/>
      <text:p text:style-name="P34"><text:tab/><text:tab/></text:p>
      <text:p text:style-name="P24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.90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0T13:11:12.366716302</meta:creation-date>
    <dc:date>2021-12-27T12:52:47.661907113</dc:date>
    <meta:editing-duration>PT7H6M24S</meta:editing-duration>
    <meta:editing-cycles>71</meta:editing-cycles>
    <meta:generator>LibreOffice/6.4.7.2$Linux_X86_64 LibreOffice_project/40$Build-2</meta:generator>
    <meta:document-statistic meta:table-count="9" meta:image-count="0" meta:object-count="0" meta:page-count="12" meta:paragraph-count="475" meta:word-count="2939" meta:character-count="17390" meta:non-whitespace-character-count="14031"/>
  </office:meta>
</office:document-meta>
</file>